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enum" table:style-name="ta1">
        <table:shapes>
          <draw:frame draw:z-index="0" draw:style-name="gr1" draw:text-style-name="P1" svg:width="15.0067in" svg:height="10.2583in" svg:x="6.6382in" svg:y="1.7461in">
            <draw:object draw:notify-on-update-of-ranges="plenum.A1:plenum.A158 plenum.B1:plenum.B1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93100000000004" calcext:value-type="float">
            <text:p>0.93100000000004</text:p>
          </table:table-cell>
          <table:table-cell office:value-type="float" office:value="-0.722999999998137" calcext:value-type="float">
            <text:p>-0.722999999998137</text:p>
          </table:table-cell>
        </table:table-row>
        <table:table-row table:style-name="ro1">
          <table:table-cell office:value-type="float" office:value="1.1239999999998" calcext:value-type="float">
            <text:p>1.1239999999998</text:p>
          </table:table-cell>
          <table:table-cell office:value-type="float" office:value="-1.19100000000617" calcext:value-type="float">
            <text:p>-1.19100000000617</text:p>
          </table:table-cell>
        </table:table-row>
        <table:table-row table:style-name="ro1">
          <table:table-cell office:value-type="float" office:value="1.12300000000005" calcext:value-type="float">
            <text:p>1.12300000000005</text:p>
          </table:table-cell>
          <table:table-cell office:value-type="float" office:value="-1.47000000000116" calcext:value-type="float">
            <text:p>-1.47000000000116</text:p>
          </table:table-cell>
        </table:table-row>
        <table:table-row table:style-name="ro1">
          <table:table-cell office:value-type="float" office:value="1.12200000000007" calcext:value-type="float">
            <text:p>1.12200000000007</text:p>
          </table:table-cell>
          <table:table-cell office:value-type="float" office:value="-1.97699999999895" calcext:value-type="float">
            <text:p>-1.97699999999895</text:p>
          </table:table-cell>
        </table:table-row>
        <table:table-row table:style-name="ro1">
          <table:table-cell office:value-type="float" office:value="1.12200000000007" calcext:value-type="float">
            <text:p>1.1220000000000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-1.97499999999854" calcext:value-type="float">
            <text:p>-1.97499999999854</text:p>
          </table:table-cell>
        </table:table-row>
        <table:table-row table:style-name="ro1">
          <table:table-cell office:value-type="float" office:value="0.131000000000086" calcext:value-type="float">
            <text:p>0.131000000000086</text:p>
          </table:table-cell>
          <table:table-cell office:value-type="float" office:value="-1.47000000000116" calcext:value-type="float">
            <text:p>-1.47000000000116</text:p>
          </table:table-cell>
        </table:table-row>
        <table:table-row table:style-name="ro1">
          <table:table-cell office:value-type="float" office:value="0.129000000000133" calcext:value-type="float">
            <text:p>0.129000000000133</text:p>
          </table:table-cell>
          <table:table-cell office:value-type="float" office:value="-1.38100000000122" calcext:value-type="float">
            <text:p>-1.38100000000122</text:p>
          </table:table-cell>
        </table:table-row>
        <table:table-row table:style-name="ro1">
          <table:table-cell office:value-type="float" office:value="0.052999999999884" calcext:value-type="float">
            <text:p>0.052999999999884</text:p>
          </table:table-cell>
          <table:table-cell office:value-type="float" office:value="-1.20000000000437" calcext:value-type="float">
            <text:p>-1.20000000000437</text:p>
          </table:table-cell>
        </table:table-row>
        <table:table-row table:style-name="ro1">
          <table:table-cell office:value-type="float" office:value="-0.01700000000028" calcext:value-type="float">
            <text:p>-0.01700000000028</text:p>
          </table:table-cell>
          <table:table-cell office:value-type="float" office:value="-1.12900000000082" calcext:value-type="float">
            <text:p>-1.12900000000082</text:p>
          </table:table-cell>
        </table:table-row>
        <table:table-row table:style-name="ro1">
          <table:table-cell office:value-type="float" office:value="-0.030999999999949" calcext:value-type="float">
            <text:p>-0.030999999999949</text:p>
          </table:table-cell>
          <table:table-cell office:value-type="float" office:value="-1.14300000000367" calcext:value-type="float">
            <text:p>-1.14300000000367</text:p>
          </table:table-cell>
        </table:table-row>
        <table:table-row table:style-name="ro1">
          <table:table-cell office:value-type="float" office:value="0.009999999999991" calcext:value-type="float">
            <text:p>0.009999999999991</text:p>
          </table:table-cell>
          <table:table-cell office:value-type="float" office:value="-1.18400000000111" calcext:value-type="float">
            <text:p>-1.1840000000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8499999999767" calcext:value-type="float">
            <text:p>-1.18499999999767</text:p>
          </table:table-cell>
        </table:table-row>
        <table:table-row table:style-name="ro1">
          <table:table-cell office:value-type="float" office:value="-0.08400000000006" calcext:value-type="float">
            <text:p>-0.08400000000006</text:p>
          </table:table-cell>
          <table:table-cell office:value-type="float" office:value="-1.18400000000111" calcext:value-type="float">
            <text:p>-1.18400000000111</text:p>
          </table:table-cell>
        </table:table-row>
        <table:table-row table:style-name="ro1">
          <table:table-cell office:value-type="float" office:value="-0.167000000000144" calcext:value-type="float">
            <text:p>-0.167000000000144</text:p>
          </table:table-cell>
          <table:table-cell office:value-type="float" office:value="-1.17799999999988" calcext:value-type="float">
            <text:p>-1.17799999999988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1.16600000000471" calcext:value-type="float">
            <text:p>-1.16600000000471</text:p>
          </table:table-cell>
        </table:table-row>
        <table:table-row table:style-name="ro1">
          <table:table-cell office:value-type="float" office:value="-0.331000000000131" calcext:value-type="float">
            <text:p>-0.331000000000131</text:p>
          </table:table-cell>
          <table:table-cell office:value-type="float" office:value="-1.14800000000105" calcext:value-type="float">
            <text:p>-1.14800000000105</text:p>
          </table:table-cell>
        </table:table-row>
        <table:table-row table:style-name="ro1">
          <table:table-cell office:value-type="float" office:value="-0.411000000000058" calcext:value-type="float">
            <text:p>-0.411000000000058</text:p>
          </table:table-cell>
          <table:table-cell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-0.489000000000033" calcext:value-type="float">
            <text:p>-0.489000000000033</text:p>
          </table:table-cell>
          <table:table-cell office:value-type="float" office:value="-1.09600000000501" calcext:value-type="float">
            <text:p>-1.09600000000501</text:p>
          </table:table-cell>
        </table:table-row>
        <table:table-row table:style-name="ro1">
          <table:table-cell office:value-type="float" office:value="-0.564999999999827" calcext:value-type="float">
            <text:p>-0.564999999999827</text:p>
          </table:table-cell>
          <table:table-cell office:value-type="float" office:value="-1.06100000000151" calcext:value-type="float">
            <text:p>-1.06100000000151</text:p>
          </table:table-cell>
        </table:table-row>
        <table:table-row table:style-name="ro1">
          <table:table-cell office:value-type="float" office:value="-0.639000000000124" calcext:value-type="float">
            <text:p>-0.639000000000124</text:p>
          </table:table-cell>
          <table:table-cell office:value-type="float" office:value="-1.02199999999721" calcext:value-type="float">
            <text:p>-1.02199999999721</text:p>
          </table:table-cell>
        </table:table-row>
        <table:table-row table:style-name="ro1">
          <table:table-cell office:value-type="float" office:value="-0.70900000000006" calcext:value-type="float">
            <text:p>-0.70900000000006</text:p>
          </table:table-cell>
          <table:table-cell office:value-type="float" office:value="-0.976999999998952" calcext:value-type="float">
            <text:p>-0.976999999998952</text:p>
          </table:table-cell>
        </table:table-row>
        <table:table-row table:style-name="ro1">
          <table:table-cell office:value-type="float" office:value="-0.777000000000044" calcext:value-type="float">
            <text:p>-0.777000000000044</text:p>
          </table:table-cell>
          <table:table-cell office:value-type="float" office:value="-0.927999999999884" calcext:value-type="float">
            <text:p>-0.927999999999884</text:p>
          </table:table-cell>
        </table:table-row>
        <table:table-row table:style-name="ro1">
          <table:table-cell office:value-type="float" office:value="-0.801999999999907" calcext:value-type="float">
            <text:p>-0.801999999999907</text:p>
          </table:table-cell>
          <table:table-cell office:value-type="float" office:value="-0.907000000006519" calcext:value-type="float">
            <text:p>-0.907000000006519</text:p>
          </table:table-cell>
        </table:table-row>
        <table:table-row table:style-name="ro1">
          <table:table-cell office:value-type="float" office:value="-0.7349999999999" calcext:value-type="float">
            <text:p>-0.7349999999999</text:p>
          </table:table-cell>
          <table:table-cell office:value-type="float" office:value="-0.907000000006519" calcext:value-type="float">
            <text:p>-0.907000000006519</text:p>
          </table:table-cell>
        </table:table-row>
        <table:table-row table:style-name="ro1">
          <table:table-cell office:value-type="float" office:value="-0.7349999999999" calcext:value-type="float">
            <text:p>-0.7349999999999</text:p>
          </table:table-cell>
          <table:table-cell office:value-type="float" office:value="-0.887000000002445" calcext:value-type="float">
            <text:p>-0.887000000002445</text:p>
          </table:table-cell>
        </table:table-row>
        <table:table-row table:style-name="ro1">
          <table:table-cell office:value-type="float" office:value="-0.840999999999895" calcext:value-type="float">
            <text:p>-0.840999999999895</text:p>
          </table:table-cell>
          <table:table-cell office:value-type="float" office:value="-0.887000000002445" calcext:value-type="float">
            <text:p>-0.887000000002445</text:p>
          </table:table-cell>
        </table:table-row>
        <table:table-row table:style-name="ro1">
          <table:table-cell office:value-type="float" office:value="-1.38499999999999" calcext:value-type="float">
            <text:p>-1.38499999999999</text:p>
          </table:table-cell>
          <table:table-cell office:value-type="float" office:value="-0.887000000002445" calcext:value-type="float">
            <text:p>-0.887000000002445</text:p>
          </table:table-cell>
        </table:table-row>
        <table:table-row table:style-name="ro1">
          <table:table-cell office:value-type="float" office:value="-1.86799999999994" calcext:value-type="float">
            <text:p>-1.86799999999994</text:p>
          </table:table-cell>
          <table:table-cell office:value-type="float" office:value="-0.890000000006694" calcext:value-type="float">
            <text:p>-0.890000000006694</text:p>
          </table:table-cell>
        </table:table-row>
        <table:table-row table:style-name="ro1">
          <table:table-cell office:value-type="float" office:value="-2.28300000000013" calcext:value-type="float">
            <text:p>-2.28300000000013</text:p>
          </table:table-cell>
          <table:table-cell office:value-type="float" office:value="-1.13200000000506" calcext:value-type="float">
            <text:p>-1.13200000000506</text:p>
          </table:table-cell>
        </table:table-row>
        <table:table-row table:style-name="ro1">
          <table:table-cell office:value-type="float" office:value="-2.52099999999996" calcext:value-type="float">
            <text:p>-2.52099999999996</text:p>
          </table:table-cell>
          <table:table-cell office:value-type="float" office:value="-1.55000000000291" calcext:value-type="float">
            <text:p>-1.55000000000291</text:p>
          </table:table-cell>
        </table:table-row>
        <table:table-row table:style-name="ro1">
          <table:table-cell office:value-type="float" office:value="-2.52099999999996" calcext:value-type="float">
            <text:p>-2.52099999999996</text:p>
          </table:table-cell>
          <table:table-cell office:value-type="float" office:value="-1.78500000000349" calcext:value-type="float">
            <text:p>-1.78500000000349</text:p>
          </table:table-cell>
        </table:table-row>
        <table:table-row table:style-name="ro1">
          <table:table-cell office:value-type="float" office:value="-2.52099999999996" calcext:value-type="float">
            <text:p>-2.52099999999996</text:p>
          </table:table-cell>
          <table:table-cell office:value-type="float" office:value="-3.75999999999476" calcext:value-type="float">
            <text:p>-3.75999999999476</text:p>
          </table:table-cell>
        </table:table-row>
        <table:table-row table:style-name="ro1">
          <table:table-cell office:value-type="float" office:value="-2.82099999999996" calcext:value-type="float">
            <text:p>-2.82099999999996</text:p>
          </table:table-cell>
          <table:table-cell office:value-type="float" office:value="-4.85999999999476" calcext:value-type="float">
            <text:p>-4.85999999999476</text:p>
          </table:table-cell>
        </table:table-row>
        <table:table-row table:style-name="ro1">
          <table:table-cell office:value-type="float" office:value="-3.62099999999996" calcext:value-type="float">
            <text:p>-3.6209999999999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4.62099999999996" calcext:value-type="float">
            <text:p>-4.6209999999999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5.22500000000005" calcext:value-type="float">
            <text:p>-5.22500000000005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-5.22500000000005" calcext:value-type="float">
            <text:p>-5.22500000000005</text:p>
          </table:table-cell>
          <table:table-cell office:value-type="float" office:value="-4.65999999999476" calcext:value-type="float">
            <text:p>-4.65999999999476</text:p>
          </table:table-cell>
        </table:table-row>
        <table:table-row table:style-name="ro1">
          <table:table-cell office:value-type="float" office:value="-4.82500000000005" calcext:value-type="float">
            <text:p>-4.82500000000005</text:p>
          </table:table-cell>
          <table:table-cell office:value-type="float" office:value="-4.55999999999476" calcext:value-type="float">
            <text:p>-4.55999999999476</text:p>
          </table:table-cell>
        </table:table-row>
        <table:table-row table:style-name="ro1">
          <table:table-cell office:value-type="float" office:value="-4.32500000000005" calcext:value-type="float">
            <text:p>-4.32500000000005</text:p>
          </table:table-cell>
          <table:table-cell office:value-type="float" office:value="-3.75999999999476" calcext:value-type="float">
            <text:p>-3.75999999999476</text:p>
          </table:table-cell>
        </table:table-row>
        <table:table-row table:style-name="ro1">
          <table:table-cell office:value-type="float" office:value="-4.32500000000005" calcext:value-type="float">
            <text:p>-4.32500000000005</text:p>
          </table:table-cell>
          <table:table-cell office:value-type="float" office:value="-1.78500000000349" calcext:value-type="float">
            <text:p>-1.78500000000349</text:p>
          </table:table-cell>
        </table:table-row>
        <table:table-row table:style-name="ro1">
          <table:table-cell office:value-type="float" office:value="-4.32500000000005" calcext:value-type="float">
            <text:p>-4.32500000000005</text:p>
          </table:table-cell>
          <table:table-cell office:value-type="float" office:value="-1.06100000000151" calcext:value-type="float">
            <text:p>-1.06100000000151</text:p>
          </table:table-cell>
        </table:table-row>
        <table:table-row table:style-name="ro1">
          <table:table-cell office:value-type="float" office:value="-3.59799999999996" calcext:value-type="float">
            <text:p>-3.59799999999996</text:p>
          </table:table-cell>
          <table:table-cell office:value-type="float" office:value="0.197999999996682" calcext:value-type="float">
            <text:p>0.197999999996682</text:p>
          </table:table-cell>
        </table:table-row>
        <table:table-row table:style-name="ro1">
          <table:table-cell office:value-type="float" office:value="-2.34700000000021" calcext:value-type="float">
            <text:p>-2.34700000000021</text:p>
          </table:table-cell>
          <table:table-cell office:value-type="float" office:value="0.916999999994005" calcext:value-type="float">
            <text:p>0.916999999994005</text:p>
          </table:table-cell>
        </table:table-row>
        <table:table-row table:style-name="ro1">
          <table:table-cell office:value-type="float" office:value="-1.68499999999995" calcext:value-type="float">
            <text:p>-1.68499999999995</text:p>
          </table:table-cell>
          <table:table-cell office:value-type="float" office:value="0.916999999994005" calcext:value-type="float">
            <text:p>0.916999999994005</text:p>
          </table:table-cell>
        </table:table-row>
        <table:table-row table:style-name="ro1">
          <table:table-cell office:value-type="float" office:value="-0.839999999999918" calcext:value-type="float">
            <text:p>-0.839999999999918</text:p>
          </table:table-cell>
          <table:table-cell office:value-type="float" office:value="0.916999999994005" calcext:value-type="float">
            <text:p>0.916999999994005</text:p>
          </table:table-cell>
        </table:table-row>
        <table:table-row table:style-name="ro1">
          <table:table-cell office:value-type="float" office:value="-0.7349999999999" calcext:value-type="float">
            <text:p>-0.7349999999999</text:p>
          </table:table-cell>
          <table:table-cell office:value-type="float" office:value="0.916999999994005" calcext:value-type="float">
            <text:p>0.916999999994005</text:p>
          </table:table-cell>
        </table:table-row>
        <table:table-row table:style-name="ro1">
          <table:table-cell office:value-type="float" office:value="-0.7349999999999" calcext:value-type="float">
            <text:p>-0.7349999999999</text:p>
          </table:table-cell>
          <table:table-cell office:value-type="float" office:value="0.937000000005355" calcext:value-type="float">
            <text:p>0.937000000005355</text:p>
          </table:table-cell>
        </table:table-row>
        <table:table-row table:style-name="ro1">
          <table:table-cell office:value-type="float" office:value="-0.801999999999907" calcext:value-type="float">
            <text:p>-0.801999999999907</text:p>
          </table:table-cell>
          <table:table-cell office:value-type="float" office:value="0.937000000005355" calcext:value-type="float">
            <text:p>0.937000000005355</text:p>
          </table:table-cell>
        </table:table-row>
        <table:table-row table:style-name="ro1">
          <table:table-cell office:value-type="float" office:value="-0.777000000000044" calcext:value-type="float">
            <text:p>-0.777000000000044</text:p>
          </table:table-cell>
          <table:table-cell office:value-type="float" office:value="0.957999999998719" calcext:value-type="float">
            <text:p>0.957999999998719</text:p>
          </table:table-cell>
        </table:table-row>
        <table:table-row table:style-name="ro1">
          <table:table-cell office:value-type="float" office:value="-0.70900000000006" calcext:value-type="float">
            <text:p>-0.70900000000006</text:p>
          </table:table-cell>
          <table:table-cell office:value-type="float" office:value="1.00699999999779" calcext:value-type="float">
            <text:p>1.00699999999779</text:p>
          </table:table-cell>
        </table:table-row>
        <table:table-row table:style-name="ro1">
          <table:table-cell office:value-type="float" office:value="-0.639000000000124" calcext:value-type="float">
            <text:p>-0.639000000000124</text:p>
          </table:table-cell>
          <table:table-cell office:value-type="float" office:value="1.05199999999604" calcext:value-type="float">
            <text:p>1.05199999999604</text:p>
          </table:table-cell>
        </table:table-row>
        <table:table-row table:style-name="ro1">
          <table:table-cell office:value-type="float" office:value="-0.564999999999827" calcext:value-type="float">
            <text:p>-0.564999999999827</text:p>
          </table:table-cell>
          <table:table-cell office:value-type="float" office:value="1.09100000000035" calcext:value-type="float">
            <text:p>1.09100000000035</text:p>
          </table:table-cell>
        </table:table-row>
        <table:table-row table:style-name="ro1">
          <table:table-cell office:value-type="float" office:value="-0.489000000000033" calcext:value-type="float">
            <text:p>-0.489000000000033</text:p>
          </table:table-cell>
          <table:table-cell office:value-type="float" office:value="1.12499999999272" calcext:value-type="float">
            <text:p>1.12499999999272</text:p>
          </table:table-cell>
        </table:table-row>
        <table:table-row table:style-name="ro1">
          <table:table-cell office:value-type="float" office:value="-0.411000000000058" calcext:value-type="float">
            <text:p>-0.411000000000058</text:p>
          </table:table-cell>
          <table:table-cell office:value-type="float" office:value="1.15400000000227" calcext:value-type="float">
            <text:p>1.15400000000227</text:p>
          </table:table-cell>
        </table:table-row>
        <table:table-row table:style-name="ro1">
          <table:table-cell office:value-type="float" office:value="-0.331000000000131" calcext:value-type="float">
            <text:p>-0.331000000000131</text:p>
          </table:table-cell>
          <table:table-cell office:value-type="float" office:value="1.17799999999988" calcext:value-type="float">
            <text:p>1.17799999999988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1.19499999999971" calcext:value-type="float">
            <text:p>1.1949999999997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1.19499999999971" calcext:value-type="float">
            <text:p>1.19499999999971</text:p>
          </table:table-cell>
        </table:table-row>
        <table:table-row table:style-name="ro1">
          <table:table-cell office:value-type="float" office:value="-0.167000000000144" calcext:value-type="float">
            <text:p>-0.167000000000144</text:p>
          </table:table-cell>
          <table:table-cell office:value-type="float" office:value="1.20799999999872" calcext:value-type="float">
            <text:p>1.20799999999872</text:p>
          </table:table-cell>
        </table:table-row>
        <table:table-row table:style-name="ro1">
          <table:table-cell office:value-type="float" office:value="-0.167000000000144" calcext:value-type="float">
            <text:p>-0.167000000000144</text:p>
          </table:table-cell>
          <table:table-cell office:value-type="float" office:value="1.20799999999872" calcext:value-type="float">
            <text:p>1.20799999999872</text:p>
          </table:table-cell>
        </table:table-row>
        <table:table-row table:style-name="ro1">
          <table:table-cell office:value-type="float" office:value="-0.08400000000006" calcext:value-type="float">
            <text:p>-0.08400000000006</text:p>
          </table:table-cell>
          <table:table-cell office:value-type="float" office:value="1.21399999999994" calcext:value-type="float">
            <text:p>1.21399999999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399999999994" calcext:value-type="float">
            <text:p>1.21399999999994</text:p>
          </table:table-cell>
        </table:table-row>
        <table:table-row table:style-name="ro1">
          <table:table-cell office:value-type="float" office:value="0.009999999999991" calcext:value-type="float">
            <text:p>0.009999999999991</text:p>
          </table:table-cell>
          <table:table-cell office:value-type="float" office:value="1.21399999999994" calcext:value-type="float">
            <text:p>1.21399999999994</text:p>
          </table:table-cell>
        </table:table-row>
        <table:table-row table:style-name="ro1">
          <table:table-cell office:value-type="float" office:value="-0.030999999999949" calcext:value-type="float">
            <text:p>-0.030999999999949</text:p>
          </table:table-cell>
          <table:table-cell office:value-type="float" office:value="1.17299999999523" calcext:value-type="float">
            <text:p>1.17299999999523</text:p>
          </table:table-cell>
        </table:table-row>
        <table:table-row table:style-name="ro1">
          <table:table-cell office:value-type="float" office:value="-0.01700000000028" calcext:value-type="float">
            <text:p>-0.01700000000028</text:p>
          </table:table-cell>
          <table:table-cell office:value-type="float" office:value="1.15799999999581" calcext:value-type="float">
            <text:p>1.15799999999581</text:p>
          </table:table-cell>
        </table:table-row>
        <table:table-row table:style-name="ro1">
          <table:table-cell office:value-type="float" office:value="0.048999999999978" calcext:value-type="float">
            <text:p>0.048999999999978</text:p>
          </table:table-cell>
          <table:table-cell office:value-type="float" office:value="1.22400000000198" calcext:value-type="float">
            <text:p>1.22400000000198</text:p>
          </table:table-cell>
        </table:table-row>
        <table:table-row table:style-name="ro1">
          <table:table-cell office:value-type="float" office:value="0.084999999999809" calcext:value-type="float">
            <text:p>0.084999999999809</text:p>
          </table:table-cell>
          <table:table-cell office:value-type="float" office:value="1.30299999999988" calcext:value-type="float">
            <text:p>1.30299999999988</text:p>
          </table:table-cell>
        </table:table-row>
        <table:table-row table:style-name="ro1">
          <table:table-cell office:value-type="float" office:value="0.131000000000086" calcext:value-type="float">
            <text:p>0.131000000000086</text:p>
          </table:table-cell>
          <table:table-cell office:value-type="float" office:value="1.41900000000169" calcext:value-type="float">
            <text:p>1.41900000000169</text:p>
          </table:table-cell>
        </table:table-row>
        <table:table-row table:style-name="ro1">
          <table:table-cell office:value-type="float" office:value="0.131000000000086" calcext:value-type="float">
            <text:p>0.13100000000008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1.65999999999622" calcext:value-type="float">
            <text:p>1.65999999999622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2.00499999999738" calcext:value-type="float">
            <text:p>2.00499999999738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.12200000000007" calcext:value-type="float">
            <text:p>1.12200000000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12200000000007" calcext:value-type="float">
            <text:p>1.12200000000007</text:p>
          </table:table-cell>
          <table:table-cell office:value-type="float" office:value="2.00499999999738" calcext:value-type="float">
            <text:p>2.00499999999738</text:p>
          </table:table-cell>
        </table:table-row>
        <table:table-row table:style-name="ro1">
          <table:table-cell office:value-type="float" office:value="1.12300000000005" calcext:value-type="float">
            <text:p>1.1230000000000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.1239999999998" calcext:value-type="float">
            <text:p>1.1239999999998</text:p>
          </table:table-cell>
          <table:table-cell office:value-type="float" office:value="1.22099999999773" calcext:value-type="float">
            <text:p>1.22099999999773</text:p>
          </table:table-cell>
        </table:table-row>
        <table:table-row table:style-name="ro1">
          <table:table-cell office:value-type="float" office:value="0.963999999999942" calcext:value-type="float">
            <text:p>0.963999999999942</text:p>
          </table:table-cell>
          <table:table-cell office:value-type="float" office:value="0.832999999998719" calcext:value-type="float">
            <text:p>0.832999999998719</text:p>
          </table:table-cell>
        </table:table-row>
        <table:table-row table:style-name="ro1">
          <table:table-cell office:value-type="float" office:value="0.898000000000138" calcext:value-type="float">
            <text:p>0.898000000000138</text:p>
          </table:table-cell>
          <table:table-cell office:value-type="float" office:value="0.669999999998254" calcext:value-type="float">
            <text:p>0.669999999998254</text:p>
          </table:table-cell>
        </table:table-row>
        <table:table-row table:style-name="ro1">
          <table:table-cell office:value-type="float" office:value="0.684999999999945" calcext:value-type="float">
            <text:p>0.684999999999945</text:p>
          </table:table-cell>
          <table:table-cell office:value-type="float" office:value="0.457000000002154" calcext:value-type="float">
            <text:p>0.457000000002154</text:p>
          </table:table-cell>
        </table:table-row>
        <table:table-row table:style-name="ro1">
          <table:table-cell office:value-type="float" office:value="0.699999999999818" calcext:value-type="float">
            <text:p>0.699999999999818</text:p>
          </table:table-cell>
          <table:table-cell office:value-type="float" office:value="0.442000000002736" calcext:value-type="float">
            <text:p>0.442000000002736</text:p>
          </table:table-cell>
        </table:table-row>
        <table:table-row table:style-name="ro1">
          <table:table-cell office:value-type="float" office:value="0.912000000000035" calcext:value-type="float">
            <text:p>0.912000000000035</text:p>
          </table:table-cell>
          <table:table-cell office:value-type="float" office:value="0.656000000002678" calcext:value-type="float">
            <text:p>0.656000000002678</text:p>
          </table:table-cell>
        </table:table-row>
        <table:table-row table:style-name="ro1">
          <table:table-cell office:value-type="float" office:value="0.938000000000102" calcext:value-type="float">
            <text:p>0.938000000000102</text:p>
          </table:table-cell>
          <table:table-cell office:value-type="float" office:value="0.718000000000757" calcext:value-type="float">
            <text:p>0.718000000000757</text:p>
          </table:table-cell>
        </table:table-row>
        <table:table-row table:style-name="ro1">
          <table:table-cell office:value-type="float" office:value="0.976000000000113" calcext:value-type="float">
            <text:p>0.976000000000113</text:p>
          </table:table-cell>
          <table:table-cell office:value-type="float" office:value="0.661000000000058" calcext:value-type="float">
            <text:p>0.661000000000058</text:p>
          </table:table-cell>
        </table:table-row>
        <table:table-row table:style-name="ro1">
          <table:table-cell office:value-type="float" office:value="1.01899999999978" calcext:value-type="float">
            <text:p>1.01899999999978</text:p>
          </table:table-cell>
          <table:table-cell office:value-type="float" office:value="0.588999999999942" calcext:value-type="float">
            <text:p>0.588999999999942</text:p>
          </table:table-cell>
        </table:table-row>
        <table:table-row table:style-name="ro1">
          <table:table-cell office:value-type="float" office:value="1.05600000000004" calcext:value-type="float">
            <text:p>1.05600000000004</text:p>
          </table:table-cell>
          <table:table-cell office:value-type="float" office:value="0.514999999999418" calcext:value-type="float">
            <text:p>0.514999999999418</text:p>
          </table:table-cell>
        </table:table-row>
        <table:table-row table:style-name="ro1">
          <table:table-cell office:value-type="float" office:value="1.08799999999997" calcext:value-type="float">
            <text:p>1.08799999999997</text:p>
          </table:table-cell>
          <table:table-cell office:value-type="float" office:value="0.437999999994645" calcext:value-type="float">
            <text:p>0.437999999994645</text:p>
          </table:table-cell>
        </table:table-row>
        <table:table-row table:style-name="ro1">
          <table:table-cell office:value-type="float" office:value="1.11500000000001" calcext:value-type="float">
            <text:p>1.11500000000001</text:p>
          </table:table-cell>
          <table:table-cell office:value-type="float" office:value="0.35899999999674" calcext:value-type="float">
            <text:p>0.35899999999674</text:p>
          </table:table-cell>
        </table:table-row>
        <table:table-row table:style-name="ro1">
          <table:table-cell office:value-type="float" office:value="1.13599999999997" calcext:value-type="float">
            <text:p>1.13599999999997</text:p>
          </table:table-cell>
          <table:table-cell office:value-type="float" office:value="0.277999999998428" calcext:value-type="float">
            <text:p>0.277999999998428</text:p>
          </table:table-cell>
        </table:table-row>
        <table:table-row table:style-name="ro1">
          <table:table-cell office:value-type="float" office:value="1.15200000000004" calcext:value-type="float">
            <text:p>1.15200000000004</text:p>
          </table:table-cell>
          <table:table-cell office:value-type="float" office:value="0.195999999996275" calcext:value-type="float">
            <text:p>0.195999999996275</text:p>
          </table:table-cell>
        </table:table-row>
        <table:table-row table:style-name="ro1">
          <table:table-cell office:value-type="float" office:value="1.16100000000006" calcext:value-type="float">
            <text:p>1.16100000000006</text:p>
          </table:table-cell>
          <table:table-cell office:value-type="float" office:value="0.112999999997555" calcext:value-type="float">
            <text:p>0.112999999997555</text:p>
          </table:table-cell>
        </table:table-row>
        <table:table-row table:style-name="ro1">
          <table:table-cell office:value-type="float" office:value="1.16499999999974" calcext:value-type="float">
            <text:p>1.16499999999974</text:p>
          </table:table-cell>
          <table:table-cell office:value-type="float" office:value="0.029999999998836" calcext:value-type="float">
            <text:p>0.029999999998836</text:p>
          </table:table-cell>
        </table:table-row>
        <table:table-row table:style-name="ro1">
          <table:table-cell office:value-type="float" office:value="-0.035000000000082" calcext:value-type="float">
            <text:p>-0.035000000000082</text:p>
          </table:table-cell>
          <table:table-cell office:value-type="float" office:value="0.029999999998836" calcext:value-type="float">
            <text:p>0.029999999998836</text:p>
          </table:table-cell>
        </table:table-row>
        <table:table-row table:style-name="ro1">
          <table:table-cell office:value-type="float" office:value="-0.035000000000082" calcext:value-type="float">
            <text:p>-0.03500000000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499999999974" calcext:value-type="float">
            <text:p>1.16499999999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100000000006" calcext:value-type="float">
            <text:p>1.16100000000006</text:p>
          </table:table-cell>
          <table:table-cell office:value-type="float" office:value="-0.08299999999872" calcext:value-type="float">
            <text:p>-0.08299999999872</text:p>
          </table:table-cell>
        </table:table-row>
        <table:table-row table:style-name="ro1">
          <table:table-cell office:value-type="float" office:value="1.15200000000004" calcext:value-type="float">
            <text:p>1.15200000000004</text:p>
          </table:table-cell>
          <table:table-cell office:value-type="float" office:value="-0.165999999997439" calcext:value-type="float">
            <text:p>-0.165999999997439</text:p>
          </table:table-cell>
        </table:table-row>
        <table:table-row table:style-name="ro1">
          <table:table-cell office:value-type="float" office:value="1.13599999999997" calcext:value-type="float">
            <text:p>1.13599999999997</text:p>
          </table:table-cell>
          <table:table-cell office:value-type="float" office:value="-0.247999999999593" calcext:value-type="float">
            <text:p>-0.247999999999593</text:p>
          </table:table-cell>
        </table:table-row>
        <table:table-row table:style-name="ro1">
          <table:table-cell office:value-type="float" office:value="1.11500000000001" calcext:value-type="float">
            <text:p>1.11500000000001</text:p>
          </table:table-cell>
          <table:table-cell office:value-type="float" office:value="-0.328999999997905" calcext:value-type="float">
            <text:p>-0.328999999997905</text:p>
          </table:table-cell>
        </table:table-row>
        <table:table-row table:style-name="ro1">
          <table:table-cell office:value-type="float" office:value="1.08799999999997" calcext:value-type="float">
            <text:p>1.08799999999997</text:p>
          </table:table-cell>
          <table:table-cell office:value-type="float" office:value="-0.407999999995809" calcext:value-type="float">
            <text:p>-0.407999999995809</text:p>
          </table:table-cell>
        </table:table-row>
        <table:table-row table:style-name="ro1">
          <table:table-cell office:value-type="float" office:value="1.05600000000004" calcext:value-type="float">
            <text:p>1.05600000000004</text:p>
          </table:table-cell>
          <table:table-cell office:value-type="float" office:value="-0.485000000000582" calcext:value-type="float">
            <text:p>-0.485000000000582</text:p>
          </table:table-cell>
        </table:table-row>
        <table:table-row table:style-name="ro1">
          <table:table-cell office:value-type="float" office:value="1.01899999999978" calcext:value-type="float">
            <text:p>1.01899999999978</text:p>
          </table:table-cell>
          <table:table-cell office:value-type="float" office:value="-0.559999999997672" calcext:value-type="float">
            <text:p>-0.559999999997672</text:p>
          </table:table-cell>
        </table:table-row>
        <table:table-row table:style-name="ro1">
          <table:table-cell office:value-type="float" office:value="0.976000000000113" calcext:value-type="float">
            <text:p>0.976000000000113</text:p>
          </table:table-cell>
          <table:table-cell office:value-type="float" office:value="-0.631000000001222" calcext:value-type="float">
            <text:p>-0.631000000001222</text:p>
          </table:table-cell>
        </table:table-row>
        <table:table-row table:style-name="ro1">
          <table:table-cell office:value-type="float" office:value="0.938000000000102" calcext:value-type="float">
            <text:p>0.938000000000102</text:p>
          </table:table-cell>
          <table:table-cell office:value-type="float" office:value="-0.688000000001921" calcext:value-type="float">
            <text:p>-0.688000000001921</text:p>
          </table:table-cell>
        </table:table-row>
        <table:table-row table:style-name="ro1">
          <table:table-cell office:value-type="float" office:value="0.912000000000035" calcext:value-type="float">
            <text:p>0.912000000000035</text:p>
          </table:table-cell>
          <table:table-cell office:value-type="float" office:value="-0.626000000003842" calcext:value-type="float">
            <text:p>-0.626000000003842</text:p>
          </table:table-cell>
        </table:table-row>
        <table:table-row table:style-name="ro1">
          <table:table-cell office:value-type="float" office:value="0.699000000000069" calcext:value-type="float">
            <text:p>0.699000000000069</text:p>
          </table:table-cell>
          <table:table-cell office:value-type="float" office:value="-0.413000000000466" calcext:value-type="float">
            <text:p>-0.413000000000466</text:p>
          </table:table-cell>
        </table:table-row>
        <table:table-row table:style-name="ro1">
          <table:table-cell office:value-type="float" office:value="0.684999999999945" calcext:value-type="float">
            <text:p>0.684999999999945</text:p>
          </table:table-cell>
          <table:table-cell office:value-type="float" office:value="-0.427000000003318" calcext:value-type="float">
            <text:p>-0.427000000003318</text:p>
          </table:table-cell>
        </table:table-row>
        <table:table-row table:style-name="ro1">
          <table:table-cell office:value-type="float" office:value="0.898000000000138" calcext:value-type="float">
            <text:p>0.898000000000138</text:p>
          </table:table-cell>
          <table:table-cell office:value-type="float" office:value="-0.64100000000326" calcext:value-type="float">
            <text:p>-0.64100000000326</text:p>
          </table:table-cell>
        </table:table-row>
      </table:table>
      <table:table table:name="part1" table:style-name="ta1">
        <table:shapes>
          <draw:frame draw:z-index="0" draw:style-name="gr1" draw:text-style-name="P1" svg:width="19.024in" svg:height="10.0185in" svg:x="2.6236in" svg:y="0in">
            <draw:object draw:notify-on-update-of-ranges="part1.A1:part1.A48 part1.B1:part1.B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.12200000000007" calcext:value-type="float">
            <text:p>1.12200000000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12200000000007" calcext:value-type="float">
            <text:p>1.12200000000007</text:p>
          </table:table-cell>
          <table:table-cell office:value-type="float" office:value="2.00499999999738" calcext:value-type="float">
            <text:p>2.00499999999738</text:p>
          </table:table-cell>
        </table:table-row>
        <table:table-row table:style-name="ro1">
          <table:table-cell office:value-type="float" office:value="1.12300000000005" calcext:value-type="float">
            <text:p>1.1230000000000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.1239999999998" calcext:value-type="float">
            <text:p>1.1239999999998</text:p>
          </table:table-cell>
          <table:table-cell office:value-type="float" office:value="1.22099999999773" calcext:value-type="float">
            <text:p>1.22099999999773</text:p>
          </table:table-cell>
        </table:table-row>
        <table:table-row table:style-name="ro1">
          <table:table-cell office:value-type="float" office:value="0.963999999999942" calcext:value-type="float">
            <text:p>0.963999999999942</text:p>
          </table:table-cell>
          <table:table-cell office:value-type="float" office:value="0.832999999998719" calcext:value-type="float">
            <text:p>0.832999999998719</text:p>
          </table:table-cell>
        </table:table-row>
        <table:table-row table:style-name="ro1">
          <table:table-cell office:value-type="float" office:value="0.898000000000138" calcext:value-type="float">
            <text:p>0.898000000000138</text:p>
          </table:table-cell>
          <table:table-cell office:value-type="float" office:value="0.669999999998254" calcext:value-type="float">
            <text:p>0.669999999998254</text:p>
          </table:table-cell>
        </table:table-row>
        <table:table-row table:style-name="ro1">
          <table:table-cell office:value-type="float" office:value="0.684999999999945" calcext:value-type="float">
            <text:p>0.684999999999945</text:p>
          </table:table-cell>
          <table:table-cell office:value-type="float" office:value="0.457000000002154" calcext:value-type="float">
            <text:p>0.457000000002154</text:p>
          </table:table-cell>
        </table:table-row>
        <table:table-row table:style-name="ro1">
          <table:table-cell office:value-type="float" office:value="0.699999999999818" calcext:value-type="float">
            <text:p>0.699999999999818</text:p>
          </table:table-cell>
          <table:table-cell office:value-type="float" office:value="0.442000000002736" calcext:value-type="float">
            <text:p>0.442000000002736</text:p>
          </table:table-cell>
        </table:table-row>
        <table:table-row table:style-name="ro1">
          <table:table-cell office:value-type="float" office:value="0.912000000000035" calcext:value-type="float">
            <text:p>0.912000000000035</text:p>
          </table:table-cell>
          <table:table-cell office:value-type="float" office:value="0.656000000002678" calcext:value-type="float">
            <text:p>0.656000000002678</text:p>
          </table:table-cell>
        </table:table-row>
        <table:table-row table:style-name="ro1">
          <table:table-cell office:value-type="float" office:value="0.938000000000102" calcext:value-type="float">
            <text:p>0.938000000000102</text:p>
          </table:table-cell>
          <table:table-cell office:value-type="float" office:value="0.718000000000757" calcext:value-type="float">
            <text:p>0.718000000000757</text:p>
          </table:table-cell>
        </table:table-row>
        <table:table-row table:style-name="ro1">
          <table:table-cell office:value-type="float" office:value="0.976000000000113" calcext:value-type="float">
            <text:p>0.976000000000113</text:p>
          </table:table-cell>
          <table:table-cell office:value-type="float" office:value="0.661000000000058" calcext:value-type="float">
            <text:p>0.661000000000058</text:p>
          </table:table-cell>
        </table:table-row>
        <table:table-row table:style-name="ro1">
          <table:table-cell office:value-type="float" office:value="1.01899999999978" calcext:value-type="float">
            <text:p>1.01899999999978</text:p>
          </table:table-cell>
          <table:table-cell office:value-type="float" office:value="0.588999999999942" calcext:value-type="float">
            <text:p>0.588999999999942</text:p>
          </table:table-cell>
        </table:table-row>
        <table:table-row table:style-name="ro1">
          <table:table-cell office:value-type="float" office:value="1.05600000000004" calcext:value-type="float">
            <text:p>1.05600000000004</text:p>
          </table:table-cell>
          <table:table-cell office:value-type="float" office:value="0.514999999999418" calcext:value-type="float">
            <text:p>0.514999999999418</text:p>
          </table:table-cell>
        </table:table-row>
        <table:table-row table:style-name="ro1">
          <table:table-cell office:value-type="float" office:value="1.08799999999997" calcext:value-type="float">
            <text:p>1.08799999999997</text:p>
          </table:table-cell>
          <table:table-cell office:value-type="float" office:value="0.437999999994645" calcext:value-type="float">
            <text:p>0.437999999994645</text:p>
          </table:table-cell>
        </table:table-row>
        <table:table-row table:style-name="ro1">
          <table:table-cell office:value-type="float" office:value="1.11500000000001" calcext:value-type="float">
            <text:p>1.11500000000001</text:p>
          </table:table-cell>
          <table:table-cell office:value-type="float" office:value="0.35899999999674" calcext:value-type="float">
            <text:p>0.35899999999674</text:p>
          </table:table-cell>
        </table:table-row>
        <table:table-row table:style-name="ro1">
          <table:table-cell office:value-type="float" office:value="1.13599999999997" calcext:value-type="float">
            <text:p>1.13599999999997</text:p>
          </table:table-cell>
          <table:table-cell office:value-type="float" office:value="0.277999999998428" calcext:value-type="float">
            <text:p>0.277999999998428</text:p>
          </table:table-cell>
        </table:table-row>
        <table:table-row table:style-name="ro1">
          <table:table-cell office:value-type="float" office:value="1.15200000000004" calcext:value-type="float">
            <text:p>1.15200000000004</text:p>
          </table:table-cell>
          <table:table-cell office:value-type="float" office:value="0.195999999996275" calcext:value-type="float">
            <text:p>0.195999999996275</text:p>
          </table:table-cell>
        </table:table-row>
        <table:table-row table:style-name="ro1">
          <table:table-cell office:value-type="float" office:value="1.16100000000006" calcext:value-type="float">
            <text:p>1.16100000000006</text:p>
          </table:table-cell>
          <table:table-cell office:value-type="float" office:value="0.112999999997555" calcext:value-type="float">
            <text:p>0.112999999997555</text:p>
          </table:table-cell>
        </table:table-row>
        <table:table-row table:style-name="ro1">
          <table:table-cell office:value-type="float" office:value="1.16499999999974" calcext:value-type="float">
            <text:p>1.16499999999974</text:p>
          </table:table-cell>
          <table:table-cell office:value-type="float" office:value="0.029999999998836" calcext:value-type="float">
            <text:p>0.029999999998836</text:p>
          </table:table-cell>
        </table:table-row>
        <table:table-row table:style-name="ro1">
          <table:table-cell office:value-type="float" office:value="-0.035000000000082" calcext:value-type="float">
            <text:p>-0.035000000000082</text:p>
          </table:table-cell>
          <table:table-cell office:value-type="float" office:value="0.029999999998836" calcext:value-type="float">
            <text:p>0.029999999998836</text:p>
          </table:table-cell>
        </table:table-row>
        <table:table-row table:style-name="ro1">
          <table:table-cell office:value-type="float" office:value="-0.035000000000082" calcext:value-type="float">
            <text:p>-0.03500000000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499999999974" calcext:value-type="float">
            <text:p>1.16499999999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100000000006" calcext:value-type="float">
            <text:p>1.16100000000006</text:p>
          </table:table-cell>
          <table:table-cell office:value-type="float" office:value="-0.08299999999872" calcext:value-type="float">
            <text:p>-0.08299999999872</text:p>
          </table:table-cell>
        </table:table-row>
        <table:table-row table:style-name="ro1">
          <table:table-cell office:value-type="float" office:value="1.15200000000004" calcext:value-type="float">
            <text:p>1.15200000000004</text:p>
          </table:table-cell>
          <table:table-cell office:value-type="float" office:value="-0.165999999997439" calcext:value-type="float">
            <text:p>-0.165999999997439</text:p>
          </table:table-cell>
        </table:table-row>
        <table:table-row table:style-name="ro1">
          <table:table-cell office:value-type="float" office:value="1.13599999999997" calcext:value-type="float">
            <text:p>1.13599999999997</text:p>
          </table:table-cell>
          <table:table-cell office:value-type="float" office:value="-0.247999999999593" calcext:value-type="float">
            <text:p>-0.247999999999593</text:p>
          </table:table-cell>
        </table:table-row>
        <table:table-row table:style-name="ro1">
          <table:table-cell office:value-type="float" office:value="1.11500000000001" calcext:value-type="float">
            <text:p>1.11500000000001</text:p>
          </table:table-cell>
          <table:table-cell office:value-type="float" office:value="-0.328999999997905" calcext:value-type="float">
            <text:p>-0.328999999997905</text:p>
          </table:table-cell>
        </table:table-row>
        <table:table-row table:style-name="ro1">
          <table:table-cell office:value-type="float" office:value="1.08799999999997" calcext:value-type="float">
            <text:p>1.08799999999997</text:p>
          </table:table-cell>
          <table:table-cell office:value-type="float" office:value="-0.407999999995809" calcext:value-type="float">
            <text:p>-0.407999999995809</text:p>
          </table:table-cell>
        </table:table-row>
        <table:table-row table:style-name="ro1">
          <table:table-cell office:value-type="float" office:value="1.05600000000004" calcext:value-type="float">
            <text:p>1.05600000000004</text:p>
          </table:table-cell>
          <table:table-cell office:value-type="float" office:value="-0.485000000000582" calcext:value-type="float">
            <text:p>-0.485000000000582</text:p>
          </table:table-cell>
        </table:table-row>
        <table:table-row table:style-name="ro1">
          <table:table-cell office:value-type="float" office:value="1.01899999999978" calcext:value-type="float">
            <text:p>1.01899999999978</text:p>
          </table:table-cell>
          <table:table-cell office:value-type="float" office:value="-0.559999999997672" calcext:value-type="float">
            <text:p>-0.559999999997672</text:p>
          </table:table-cell>
        </table:table-row>
        <table:table-row table:style-name="ro1">
          <table:table-cell office:value-type="float" office:value="0.976000000000113" calcext:value-type="float">
            <text:p>0.976000000000113</text:p>
          </table:table-cell>
          <table:table-cell office:value-type="float" office:value="-0.631000000001222" calcext:value-type="float">
            <text:p>-0.631000000001222</text:p>
          </table:table-cell>
        </table:table-row>
        <table:table-row table:style-name="ro1">
          <table:table-cell office:value-type="float" office:value="0.938000000000102" calcext:value-type="float">
            <text:p>0.938000000000102</text:p>
          </table:table-cell>
          <table:table-cell office:value-type="float" office:value="-0.688000000001921" calcext:value-type="float">
            <text:p>-0.688000000001921</text:p>
          </table:table-cell>
        </table:table-row>
        <table:table-row table:style-name="ro1">
          <table:table-cell office:value-type="float" office:value="0.912000000000035" calcext:value-type="float">
            <text:p>0.912000000000035</text:p>
          </table:table-cell>
          <table:table-cell office:value-type="float" office:value="-0.626000000003842" calcext:value-type="float">
            <text:p>-0.626000000003842</text:p>
          </table:table-cell>
        </table:table-row>
        <table:table-row table:style-name="ro1">
          <table:table-cell office:value-type="float" office:value="0.699000000000069" calcext:value-type="float">
            <text:p>0.699000000000069</text:p>
          </table:table-cell>
          <table:table-cell office:value-type="float" office:value="-0.413000000000466" calcext:value-type="float">
            <text:p>-0.413000000000466</text:p>
          </table:table-cell>
        </table:table-row>
        <table:table-row table:style-name="ro1">
          <table:table-cell office:value-type="float" office:value="0.684999999999945" calcext:value-type="float">
            <text:p>0.684999999999945</text:p>
          </table:table-cell>
          <table:table-cell office:value-type="float" office:value="-0.427000000003318" calcext:value-type="float">
            <text:p>-0.427000000003318</text:p>
          </table:table-cell>
        </table:table-row>
        <table:table-row table:style-name="ro1">
          <table:table-cell office:value-type="float" office:value="0.898000000000138" calcext:value-type="float">
            <text:p>0.898000000000138</text:p>
          </table:table-cell>
          <table:table-cell office:value-type="float" office:value="-0.64100000000326" calcext:value-type="float">
            <text:p>-0.64100000000326</text:p>
          </table:table-cell>
        </table:table-row>
        <table:table-row table:style-name="ro1">
          <table:table-cell office:value-type="float" office:value="0.93100000000004" calcext:value-type="float">
            <text:p>0.93100000000004</text:p>
          </table:table-cell>
          <table:table-cell office:value-type="float" office:value="-0.722999999998137" calcext:value-type="float">
            <text:p>-0.722999999998137</text:p>
          </table:table-cell>
        </table:table-row>
        <table:table-row table:style-name="ro1">
          <table:table-cell office:value-type="float" office:value="1.1239999999998" calcext:value-type="float">
            <text:p>1.1239999999998</text:p>
          </table:table-cell>
          <table:table-cell office:value-type="float" office:value="-1.19100000000617" calcext:value-type="float">
            <text:p>-1.19100000000617</text:p>
          </table:table-cell>
        </table:table-row>
        <table:table-row table:style-name="ro1">
          <table:table-cell office:value-type="float" office:value="1.12300000000005" calcext:value-type="float">
            <text:p>1.12300000000005</text:p>
          </table:table-cell>
          <table:table-cell office:value-type="float" office:value="-1.47000000000116" calcext:value-type="float">
            <text:p>-1.47000000000116</text:p>
          </table:table-cell>
        </table:table-row>
        <table:table-row table:style-name="ro1">
          <table:table-cell office:value-type="float" office:value="1.12200000000007" calcext:value-type="float">
            <text:p>1.12200000000007</text:p>
          </table:table-cell>
          <table:table-cell office:value-type="float" office:value="-1.97699999999895" calcext:value-type="float">
            <text:p>-1.97699999999895</text:p>
          </table:table-cell>
        </table:table-row>
        <table:table-row table:style-name="ro1">
          <table:table-cell office:value-type="float" office:value="1.12200000000007" calcext:value-type="float">
            <text:p>1.1220000000000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4.4" calcext:value-type="float">
            <text:p>-4.4</text:p>
          </table:table-cell>
        </table:table-row>
      </table:table>
      <table:table table:name="part2" table:style-name="ta1">
        <table:shapes>
          <draw:frame draw:z-index="0" draw:style-name="gr1" draw:text-style-name="P1" svg:width="18.4752in" svg:height="10.3917in" svg:x="5.8823in" svg:y="0.1126in">
            <draw:object draw:notify-on-update-of-ranges="part2.A1:part2.A40 part2.B1:part2.B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.05" calcext:value-type="float">
            <text:p>-6.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-1.97499999999854" calcext:value-type="float">
            <text:p>-1.97499999999854</text:p>
          </table:table-cell>
        </table:table-row>
        <table:table-row table:style-name="ro1">
          <table:table-cell office:value-type="float" office:value="0.131000000000086" calcext:value-type="float">
            <text:p>0.131000000000086</text:p>
          </table:table-cell>
          <table:table-cell office:value-type="float" office:value="-1.47000000000116" calcext:value-type="float">
            <text:p>-1.47000000000116</text:p>
          </table:table-cell>
        </table:table-row>
        <table:table-row table:style-name="ro1">
          <table:table-cell office:value-type="float" office:value="0.129000000000133" calcext:value-type="float">
            <text:p>0.129000000000133</text:p>
          </table:table-cell>
          <table:table-cell office:value-type="float" office:value="-1.38100000000122" calcext:value-type="float">
            <text:p>-1.38100000000122</text:p>
          </table:table-cell>
        </table:table-row>
        <table:table-row table:style-name="ro1">
          <table:table-cell office:value-type="float" office:value="0.052999999999884" calcext:value-type="float">
            <text:p>0.052999999999884</text:p>
          </table:table-cell>
          <table:table-cell office:value-type="float" office:value="-1.20000000000437" calcext:value-type="float">
            <text:p>-1.20000000000437</text:p>
          </table:table-cell>
        </table:table-row>
        <table:table-row table:style-name="ro1">
          <table:table-cell office:value-type="float" office:value="-0.01700000000028" calcext:value-type="float">
            <text:p>-0.01700000000028</text:p>
          </table:table-cell>
          <table:table-cell office:value-type="float" office:value="-1.12900000000082" calcext:value-type="float">
            <text:p>-1.12900000000082</text:p>
          </table:table-cell>
        </table:table-row>
        <table:table-row table:style-name="ro1">
          <table:table-cell office:value-type="float" office:value="-0.030999999999949" calcext:value-type="float">
            <text:p>-0.030999999999949</text:p>
          </table:table-cell>
          <table:table-cell office:value-type="float" office:value="-1.14300000000367" calcext:value-type="float">
            <text:p>-1.14300000000367</text:p>
          </table:table-cell>
        </table:table-row>
        <table:table-row table:style-name="ro1">
          <table:table-cell office:value-type="float" office:value="0.009999999999991" calcext:value-type="float">
            <text:p>0.009999999999991</text:p>
          </table:table-cell>
          <table:table-cell office:value-type="float" office:value="-1.18400000000111" calcext:value-type="float">
            <text:p>-1.1840000000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8499999999767" calcext:value-type="float">
            <text:p>-1.18499999999767</text:p>
          </table:table-cell>
        </table:table-row>
        <table:table-row table:style-name="ro1">
          <table:table-cell office:value-type="float" office:value="-0.08400000000006" calcext:value-type="float">
            <text:p>-0.08400000000006</text:p>
          </table:table-cell>
          <table:table-cell office:value-type="float" office:value="-1.18400000000111" calcext:value-type="float">
            <text:p>-1.18400000000111</text:p>
          </table:table-cell>
        </table:table-row>
        <table:table-row table:style-name="ro1">
          <table:table-cell office:value-type="float" office:value="-0.167000000000144" calcext:value-type="float">
            <text:p>-0.167000000000144</text:p>
          </table:table-cell>
          <table:table-cell office:value-type="float" office:value="-1.17799999999988" calcext:value-type="float">
            <text:p>-1.17799999999988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1.16600000000471" calcext:value-type="float">
            <text:p>-1.16600000000471</text:p>
          </table:table-cell>
        </table:table-row>
        <table:table-row table:style-name="ro1">
          <table:table-cell office:value-type="float" office:value="-0.331000000000131" calcext:value-type="float">
            <text:p>-0.331000000000131</text:p>
          </table:table-cell>
          <table:table-cell office:value-type="float" office:value="-1.14800000000105" calcext:value-type="float">
            <text:p>-1.14800000000105</text:p>
          </table:table-cell>
        </table:table-row>
        <table:table-row table:style-name="ro1">
          <table:table-cell office:value-type="float" office:value="-0.411000000000058" calcext:value-type="float">
            <text:p>-0.411000000000058</text:p>
          </table:table-cell>
          <table:table-cell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-0.489000000000033" calcext:value-type="float">
            <text:p>-0.489000000000033</text:p>
          </table:table-cell>
          <table:table-cell office:value-type="float" office:value="-1.09600000000501" calcext:value-type="float">
            <text:p>-1.09600000000501</text:p>
          </table:table-cell>
        </table:table-row>
        <table:table-row table:style-name="ro1">
          <table:table-cell office:value-type="float" office:value="-0.564999999999827" calcext:value-type="float">
            <text:p>-0.564999999999827</text:p>
          </table:table-cell>
          <table:table-cell office:value-type="float" office:value="-1.06100000000151" calcext:value-type="float">
            <text:p>-1.06100000000151</text:p>
          </table:table-cell>
        </table:table-row>
        <table:table-row table:style-name="ro1">
          <table:table-cell office:value-type="float" office:value="-0.639000000000124" calcext:value-type="float">
            <text:p>-0.639000000000124</text:p>
          </table:table-cell>
          <table:table-cell office:value-type="float" office:value="-1.02199999999721" calcext:value-type="float">
            <text:p>-1.02199999999721</text:p>
          </table:table-cell>
        </table:table-row>
        <table:table-row table:style-name="ro1">
          <table:table-cell office:value-type="float" office:value="-0.70900000000006" calcext:value-type="float">
            <text:p>-0.70900000000006</text:p>
          </table:table-cell>
          <table:table-cell office:value-type="float" office:value="-0.976999999998952" calcext:value-type="float">
            <text:p>-0.976999999998952</text:p>
          </table:table-cell>
        </table:table-row>
        <table:table-row table:style-name="ro1">
          <table:table-cell office:value-type="float" office:value="-0.777000000000044" calcext:value-type="float">
            <text:p>-0.777000000000044</text:p>
          </table:table-cell>
          <table:table-cell office:value-type="float" office:value="-0.927999999999884" calcext:value-type="float">
            <text:p>-0.927999999999884</text:p>
          </table:table-cell>
        </table:table-row>
        <table:table-row table:style-name="ro1">
          <table:table-cell office:value-type="float" office:value="-0.801999999999907" calcext:value-type="float">
            <text:p>-0.801999999999907</text:p>
          </table:table-cell>
          <table:table-cell office:value-type="float" office:value="-0.907000000006519" calcext:value-type="float">
            <text:p>-0.907000000006519</text:p>
          </table:table-cell>
        </table:table-row>
        <table:table-row table:style-name="ro1">
          <table:table-cell office:value-type="float" office:value="-0.7349999999999" calcext:value-type="float">
            <text:p>-0.7349999999999</text:p>
          </table:table-cell>
          <table:table-cell office:value-type="float" office:value="-0.907000000006519" calcext:value-type="float">
            <text:p>-0.907000000006519</text:p>
          </table:table-cell>
        </table:table-row>
        <table:table-row table:style-name="ro1">
          <table:table-cell office:value-type="float" office:value="-0.7349999999999" calcext:value-type="float">
            <text:p>-0.7349999999999</text:p>
          </table:table-cell>
          <table:table-cell office:value-type="float" office:value="-0.887000000002445" calcext:value-type="float">
            <text:p>-0.887000000002445</text:p>
          </table:table-cell>
        </table:table-row>
        <table:table-row table:style-name="ro1">
          <table:table-cell office:value-type="float" office:value="-0.840999999999895" calcext:value-type="float">
            <text:p>-0.840999999999895</text:p>
          </table:table-cell>
          <table:table-cell office:value-type="float" office:value="-0.887000000002445" calcext:value-type="float">
            <text:p>-0.887000000002445</text:p>
          </table:table-cell>
        </table:table-row>
        <table:table-row table:style-name="ro1">
          <table:table-cell office:value-type="float" office:value="-1.38499999999999" calcext:value-type="float">
            <text:p>-1.38499999999999</text:p>
          </table:table-cell>
          <table:table-cell office:value-type="float" office:value="-0.887000000002445" calcext:value-type="float">
            <text:p>-0.887000000002445</text:p>
          </table:table-cell>
        </table:table-row>
        <table:table-row table:style-name="ro1">
          <table:table-cell office:value-type="float" office:value="-1.86799999999994" calcext:value-type="float">
            <text:p>-1.86799999999994</text:p>
          </table:table-cell>
          <table:table-cell office:value-type="float" office:value="-0.890000000006694" calcext:value-type="float">
            <text:p>-0.890000000006694</text:p>
          </table:table-cell>
        </table:table-row>
        <table:table-row table:style-name="ro1">
          <table:table-cell office:value-type="float" office:value="-2.28300000000013" calcext:value-type="float">
            <text:p>-2.28300000000013</text:p>
          </table:table-cell>
          <table:table-cell office:value-type="float" office:value="-1.13200000000506" calcext:value-type="float">
            <text:p>-1.13200000000506</text:p>
          </table:table-cell>
        </table:table-row>
        <table:table-row table:style-name="ro1">
          <table:table-cell office:value-type="float" office:value="-2.52099999999996" calcext:value-type="float">
            <text:p>-2.52099999999996</text:p>
          </table:table-cell>
          <table:table-cell office:value-type="float" office:value="-1.55000000000291" calcext:value-type="float">
            <text:p>-1.55000000000291</text:p>
          </table:table-cell>
        </table:table-row>
        <table:table-row table:style-name="ro1">
          <table:table-cell office:value-type="float" office:value="-2.52099999999996" calcext:value-type="float">
            <text:p>-2.52099999999996</text:p>
          </table:table-cell>
          <table:table-cell office:value-type="float" office:value="-1.78500000000349" calcext:value-type="float">
            <text:p>-1.78500000000349</text:p>
          </table:table-cell>
        </table:table-row>
        <table:table-row table:style-name="ro1">
          <table:table-cell office:value-type="float" office:value="-2.52099999999996" calcext:value-type="float">
            <text:p>-2.52099999999996</text:p>
          </table:table-cell>
          <table:table-cell office:value-type="float" office:value="-3.75999999999476" calcext:value-type="float">
            <text:p>-3.75999999999476</text:p>
          </table:table-cell>
        </table:table-row>
        <table:table-row table:style-name="ro1">
          <table:table-cell office:value-type="float" office:value="-2.82099999999996" calcext:value-type="float">
            <text:p>-2.82099999999996</text:p>
          </table:table-cell>
          <table:table-cell office:value-type="float" office:value="-4.85999999999476" calcext:value-type="float">
            <text:p>-4.85999999999476</text:p>
          </table:table-cell>
        </table:table-row>
        <table:table-row table:style-name="ro1">
          <table:table-cell office:value-type="float" office:value="-3.62099999999996" calcext:value-type="float">
            <text:p>-3.6209999999999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4.62099999999996" calcext:value-type="float">
            <text:p>-4.6209999999999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5.22500000000005" calcext:value-type="float">
            <text:p>-5.22500000000005</text:p>
          </table:table-cell>
          <table:table-cell office:value-type="float" office:value="-8.2" calcext:value-type="float">
            <text:p>-8.2</text:p>
          </table:table-cell>
        </table:table-row>
      </table:table>
      <table:table table:name="part3" table:style-name="ta1">
        <table:shapes>
          <draw:frame draw:z-index="0" draw:style-name="gr1" draw:text-style-name="P1" svg:width="18.3303in" svg:height="8.6276in" svg:x="3.9031in" svg:y="0.0732in">
            <draw:object draw:notify-on-update-of-ranges="part3.A1:part3.A45 part3.B1:part3.B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float" office:value="-5.22500000000005" calcext:value-type="float">
            <text:p>-5.2250000000000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-5.22500000000005" calcext:value-type="float">
            <text:p>-5.22500000000005</text:p>
          </table:table-cell>
          <table:table-cell office:value-type="float" office:value="-4.65999999999476" calcext:value-type="float">
            <text:p>-4.65999999999476</text:p>
          </table:table-cell>
        </table:table-row>
        <table:table-row table:style-name="ro1">
          <table:table-cell office:value-type="float" office:value="-4.82500000000005" calcext:value-type="float">
            <text:p>-4.82500000000005</text:p>
          </table:table-cell>
          <table:table-cell office:value-type="float" office:value="-4.55999999999476" calcext:value-type="float">
            <text:p>-4.55999999999476</text:p>
          </table:table-cell>
        </table:table-row>
        <table:table-row table:style-name="ro1">
          <table:table-cell office:value-type="float" office:value="-4.32500000000005" calcext:value-type="float">
            <text:p>-4.32500000000005</text:p>
          </table:table-cell>
          <table:table-cell office:value-type="float" office:value="-3.75999999999476" calcext:value-type="float">
            <text:p>-3.75999999999476</text:p>
          </table:table-cell>
        </table:table-row>
        <table:table-row table:style-name="ro1">
          <table:table-cell office:value-type="float" office:value="-4.32500000000005" calcext:value-type="float">
            <text:p>-4.32500000000005</text:p>
          </table:table-cell>
          <table:table-cell office:value-type="float" office:value="-1.78500000000349" calcext:value-type="float">
            <text:p>-1.78500000000349</text:p>
          </table:table-cell>
        </table:table-row>
        <table:table-row table:style-name="ro1">
          <table:table-cell office:value-type="float" office:value="-4.32500000000005" calcext:value-type="float">
            <text:p>-4.32500000000005</text:p>
          </table:table-cell>
          <table:table-cell office:value-type="float" office:value="-1.06100000000151" calcext:value-type="float">
            <text:p>-1.06100000000151</text:p>
          </table:table-cell>
        </table:table-row>
        <table:table-row table:style-name="ro1">
          <table:table-cell office:value-type="float" office:value="-3.59799999999996" calcext:value-type="float">
            <text:p>-3.59799999999996</text:p>
          </table:table-cell>
          <table:table-cell office:value-type="float" office:value="0.197999999996682" calcext:value-type="float">
            <text:p>0.197999999996682</text:p>
          </table:table-cell>
        </table:table-row>
        <table:table-row table:style-name="ro1">
          <table:table-cell office:value-type="float" office:value="-2.34700000000021" calcext:value-type="float">
            <text:p>-2.34700000000021</text:p>
          </table:table-cell>
          <table:table-cell office:value-type="float" office:value="0.916999999994005" calcext:value-type="float">
            <text:p>0.916999999994005</text:p>
          </table:table-cell>
        </table:table-row>
        <table:table-row table:style-name="ro1">
          <table:table-cell office:value-type="float" office:value="-1.68499999999995" calcext:value-type="float">
            <text:p>-1.68499999999995</text:p>
          </table:table-cell>
          <table:table-cell office:value-type="float" office:value="0.916999999994005" calcext:value-type="float">
            <text:p>0.916999999994005</text:p>
          </table:table-cell>
        </table:table-row>
        <table:table-row table:style-name="ro1">
          <table:table-cell office:value-type="float" office:value="-0.839999999999918" calcext:value-type="float">
            <text:p>-0.839999999999918</text:p>
          </table:table-cell>
          <table:table-cell office:value-type="float" office:value="0.916999999994005" calcext:value-type="float">
            <text:p>0.916999999994005</text:p>
          </table:table-cell>
        </table:table-row>
        <table:table-row table:style-name="ro1">
          <table:table-cell office:value-type="float" office:value="-0.7349999999999" calcext:value-type="float">
            <text:p>-0.7349999999999</text:p>
          </table:table-cell>
          <table:table-cell office:value-type="float" office:value="0.916999999994005" calcext:value-type="float">
            <text:p>0.916999999994005</text:p>
          </table:table-cell>
        </table:table-row>
        <table:table-row table:style-name="ro1">
          <table:table-cell office:value-type="float" office:value="-0.7349999999999" calcext:value-type="float">
            <text:p>-0.7349999999999</text:p>
          </table:table-cell>
          <table:table-cell office:value-type="float" office:value="0.937000000005355" calcext:value-type="float">
            <text:p>0.937000000005355</text:p>
          </table:table-cell>
        </table:table-row>
        <table:table-row table:style-name="ro1">
          <table:table-cell office:value-type="float" office:value="-0.801999999999907" calcext:value-type="float">
            <text:p>-0.801999999999907</text:p>
          </table:table-cell>
          <table:table-cell office:value-type="float" office:value="0.937000000005355" calcext:value-type="float">
            <text:p>0.937000000005355</text:p>
          </table:table-cell>
        </table:table-row>
        <table:table-row table:style-name="ro1">
          <table:table-cell office:value-type="float" office:value="-0.777000000000044" calcext:value-type="float">
            <text:p>-0.777000000000044</text:p>
          </table:table-cell>
          <table:table-cell office:value-type="float" office:value="0.957999999998719" calcext:value-type="float">
            <text:p>0.957999999998719</text:p>
          </table:table-cell>
        </table:table-row>
        <table:table-row table:style-name="ro1">
          <table:table-cell office:value-type="float" office:value="-0.70900000000006" calcext:value-type="float">
            <text:p>-0.70900000000006</text:p>
          </table:table-cell>
          <table:table-cell office:value-type="float" office:value="1.00699999999779" calcext:value-type="float">
            <text:p>1.00699999999779</text:p>
          </table:table-cell>
        </table:table-row>
        <table:table-row table:style-name="ro1">
          <table:table-cell office:value-type="float" office:value="-0.639000000000124" calcext:value-type="float">
            <text:p>-0.639000000000124</text:p>
          </table:table-cell>
          <table:table-cell office:value-type="float" office:value="1.05199999999604" calcext:value-type="float">
            <text:p>1.05199999999604</text:p>
          </table:table-cell>
        </table:table-row>
        <table:table-row table:style-name="ro1">
          <table:table-cell office:value-type="float" office:value="-0.564999999999827" calcext:value-type="float">
            <text:p>-0.564999999999827</text:p>
          </table:table-cell>
          <table:table-cell office:value-type="float" office:value="1.09100000000035" calcext:value-type="float">
            <text:p>1.09100000000035</text:p>
          </table:table-cell>
        </table:table-row>
        <table:table-row table:style-name="ro1">
          <table:table-cell office:value-type="float" office:value="-0.489000000000033" calcext:value-type="float">
            <text:p>-0.489000000000033</text:p>
          </table:table-cell>
          <table:table-cell office:value-type="float" office:value="1.12499999999272" calcext:value-type="float">
            <text:p>1.12499999999272</text:p>
          </table:table-cell>
        </table:table-row>
        <table:table-row table:style-name="ro1">
          <table:table-cell office:value-type="float" office:value="-0.411000000000058" calcext:value-type="float">
            <text:p>-0.411000000000058</text:p>
          </table:table-cell>
          <table:table-cell office:value-type="float" office:value="1.15400000000227" calcext:value-type="float">
            <text:p>1.15400000000227</text:p>
          </table:table-cell>
        </table:table-row>
        <table:table-row table:style-name="ro1">
          <table:table-cell office:value-type="float" office:value="-0.331000000000131" calcext:value-type="float">
            <text:p>-0.331000000000131</text:p>
          </table:table-cell>
          <table:table-cell office:value-type="float" office:value="1.17799999999988" calcext:value-type="float">
            <text:p>1.17799999999988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1.19499999999971" calcext:value-type="float">
            <text:p>1.1949999999997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1.19499999999971" calcext:value-type="float">
            <text:p>1.19499999999971</text:p>
          </table:table-cell>
        </table:table-row>
        <table:table-row table:style-name="ro1">
          <table:table-cell office:value-type="float" office:value="-0.167000000000144" calcext:value-type="float">
            <text:p>-0.167000000000144</text:p>
          </table:table-cell>
          <table:table-cell office:value-type="float" office:value="1.20799999999872" calcext:value-type="float">
            <text:p>1.20799999999872</text:p>
          </table:table-cell>
        </table:table-row>
        <table:table-row table:style-name="ro1">
          <table:table-cell office:value-type="float" office:value="-0.167000000000144" calcext:value-type="float">
            <text:p>-0.167000000000144</text:p>
          </table:table-cell>
          <table:table-cell office:value-type="float" office:value="1.20799999999872" calcext:value-type="float">
            <text:p>1.20799999999872</text:p>
          </table:table-cell>
        </table:table-row>
        <table:table-row table:style-name="ro1">
          <table:table-cell office:value-type="float" office:value="-0.08400000000006" calcext:value-type="float">
            <text:p>-0.08400000000006</text:p>
          </table:table-cell>
          <table:table-cell office:value-type="float" office:value="1.21399999999994" calcext:value-type="float">
            <text:p>1.21399999999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399999999994" calcext:value-type="float">
            <text:p>1.21399999999994</text:p>
          </table:table-cell>
        </table:table-row>
        <table:table-row table:style-name="ro1">
          <table:table-cell office:value-type="float" office:value="0.009999999999991" calcext:value-type="float">
            <text:p>0.009999999999991</text:p>
          </table:table-cell>
          <table:table-cell office:value-type="float" office:value="1.21399999999994" calcext:value-type="float">
            <text:p>1.21399999999994</text:p>
          </table:table-cell>
        </table:table-row>
        <table:table-row table:style-name="ro1">
          <table:table-cell office:value-type="float" office:value="-0.030999999999949" calcext:value-type="float">
            <text:p>-0.030999999999949</text:p>
          </table:table-cell>
          <table:table-cell office:value-type="float" office:value="1.17299999999523" calcext:value-type="float">
            <text:p>1.17299999999523</text:p>
          </table:table-cell>
        </table:table-row>
        <table:table-row table:style-name="ro1">
          <table:table-cell office:value-type="float" office:value="-0.01700000000028" calcext:value-type="float">
            <text:p>-0.01700000000028</text:p>
          </table:table-cell>
          <table:table-cell office:value-type="float" office:value="1.15799999999581" calcext:value-type="float">
            <text:p>1.15799999999581</text:p>
          </table:table-cell>
        </table:table-row>
        <table:table-row table:style-name="ro1">
          <table:table-cell office:value-type="float" office:value="0.048999999999978" calcext:value-type="float">
            <text:p>0.048999999999978</text:p>
          </table:table-cell>
          <table:table-cell office:value-type="float" office:value="1.22400000000198" calcext:value-type="float">
            <text:p>1.22400000000198</text:p>
          </table:table-cell>
        </table:table-row>
        <table:table-row table:style-name="ro1">
          <table:table-cell office:value-type="float" office:value="0.084999999999809" calcext:value-type="float">
            <text:p>0.084999999999809</text:p>
          </table:table-cell>
          <table:table-cell office:value-type="float" office:value="1.30299999999988" calcext:value-type="float">
            <text:p>1.30299999999988</text:p>
          </table:table-cell>
        </table:table-row>
        <table:table-row table:style-name="ro1">
          <table:table-cell office:value-type="float" office:value="0.131000000000086" calcext:value-type="float">
            <text:p>0.131000000000086</text:p>
          </table:table-cell>
          <table:table-cell office:value-type="float" office:value="1.41900000000169" calcext:value-type="float">
            <text:p>1.41900000000169</text:p>
          </table:table-cell>
        </table:table-row>
        <table:table-row table:style-name="ro1">
          <table:table-cell office:value-type="float" office:value="0.131000000000086" calcext:value-type="float">
            <text:p>0.13100000000008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1.65999999999622" calcext:value-type="float">
            <text:p>1.65999999999622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2.00499999999738" calcext:value-type="float">
            <text:p>2.00499999999738</text:p>
          </table:table-cell>
        </table:table-row>
        <table:table-row table:style-name="ro1">
          <table:table-cell office:value-type="float" office:value="0.132000000000062" calcext:value-type="float">
            <text:p>0.132000000000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20:28:26.787132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4T00:29:24.395130319</dc:date>
    <meta:editing-duration>PT3H56M48S</meta:editing-duration>
    <meta:editing-cycles>20</meta:editing-cycles>
    <meta:generator>LibreOffice/6.4.7.2$Linux_X86_64 LibreOffice_project/40$Build-2</meta:generator>
    <meta:document-statistic meta:table-count="4" meta:cell-count="50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18cm" svg:height="26.057cm" xlink:href=".." xlink:type="simple" chart:class="chart:scatter" chart:style-name="ch1">
        <chart:legend chart:legend-position="end" svg:x="35.266cm" svg:y="12.729cm" style:legend-expansion="high" chart:style-name="ch2"/>
        <chart:plot-area chart:style-name="ch3" table:cell-range-address="plenum.A1:plenum.B158" svg:x="0.762cm" svg:y="0.521cm" svg:width="33.742cm" svg:height="25.015cm">
          <chartooo:coordinate-region svg:x="0.908cm" svg:y="0.72cm" svg:width="33.502cm" svg:height="24.6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enum.B1:plenum.B158" chart:class="chart:scatter">
            <chart:domain table:cell-range-address="plenum.A1:plenum.A158"/>
            <chart:data-point chart:repeated="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100000000004">
                <text:p>0.93100000000004</text:p>
                <draw:g>
                  <svg:desc>plenum.A1:plenum.A158</svg:desc>
                </draw:g>
              </table:table-cell>
              <table:table-cell office:value-type="float" office:value="-0.722999999998137">
                <text:p>-0.722999999998137</text:p>
                <draw:g>
                  <svg:desc>plenum.B1:plenum.B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39999999998">
                <text:p>1.1239999999998</text:p>
              </table:table-cell>
              <table:table-cell office:value-type="float" office:value="-1.19100000000617">
                <text:p>-1.19100000000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300000000005">
                <text:p>1.12300000000005</text:p>
              </table:table-cell>
              <table:table-cell office:value-type="float" office:value="-1.47000000000116">
                <text:p>-1.47000000000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200000000007">
                <text:p>1.12200000000007</text:p>
              </table:table-cell>
              <table:table-cell office:value-type="float" office:value="-1.97699999999895">
                <text:p>-1.97699999999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2200000000007">
                <text:p>1.122000000000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">
                <text:p>2.3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-1.97499999999854">
                <text:p>-1.97499999999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1000000000086">
                <text:p>0.131000000000086</text:p>
              </table:table-cell>
              <table:table-cell office:value-type="float" office:value="-1.47000000000116">
                <text:p>-1.47000000000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9000000000133">
                <text:p>0.129000000000133</text:p>
              </table:table-cell>
              <table:table-cell office:value-type="float" office:value="-1.38100000000122">
                <text:p>-1.38100000000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999999999884">
                <text:p>0.052999999999884</text:p>
              </table:table-cell>
              <table:table-cell office:value-type="float" office:value="-1.20000000000437">
                <text:p>-1.20000000000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700000000028">
                <text:p>-0.01700000000028</text:p>
              </table:table-cell>
              <table:table-cell office:value-type="float" office:value="-1.12900000000082">
                <text:p>-1.12900000000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30999999999949">
                <text:p>-0.030999999999949</text:p>
              </table:table-cell>
              <table:table-cell office:value-type="float" office:value="-1.14300000000367">
                <text:p>-1.14300000000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999999999991">
                <text:p>0.009999999999991</text:p>
              </table:table-cell>
              <table:table-cell office:value-type="float" office:value="-1.18400000000111">
                <text:p>-1.18400000000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1.18499999999767">
                <text:p>-1.184999999997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400000000006">
                <text:p>-0.08400000000006</text:p>
              </table:table-cell>
              <table:table-cell office:value-type="float" office:value="-1.18400000000111">
                <text:p>-1.18400000000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7000000000144">
                <text:p>-0.167000000000144</text:p>
              </table:table-cell>
              <table:table-cell office:value-type="float" office:value="-1.17799999999988">
                <text:p>-1.177999999999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">
                <text:p>-0.25</text:p>
              </table:table-cell>
              <table:table-cell office:value-type="float" office:value="-1.16600000000471">
                <text:p>-1.16600000000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31000000000131">
                <text:p>-0.331000000000131</text:p>
              </table:table-cell>
              <table:table-cell office:value-type="float" office:value="-1.14800000000105">
                <text:p>-1.14800000000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11000000000058">
                <text:p>-0.411000000000058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89000000000033">
                <text:p>-0.489000000000033</text:p>
              </table:table-cell>
              <table:table-cell office:value-type="float" office:value="-1.09600000000501">
                <text:p>-1.09600000000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64999999999827">
                <text:p>-0.564999999999827</text:p>
              </table:table-cell>
              <table:table-cell office:value-type="float" office:value="-1.06100000000151">
                <text:p>-1.06100000000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39000000000124">
                <text:p>-0.639000000000124</text:p>
              </table:table-cell>
              <table:table-cell office:value-type="float" office:value="-1.02199999999721">
                <text:p>-1.02199999999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0900000000006">
                <text:p>-0.70900000000006</text:p>
              </table:table-cell>
              <table:table-cell office:value-type="float" office:value="-0.976999999998952">
                <text:p>-0.976999999998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77000000000044">
                <text:p>-0.777000000000044</text:p>
              </table:table-cell>
              <table:table-cell office:value-type="float" office:value="-0.927999999999884">
                <text:p>-0.927999999999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01999999999907">
                <text:p>-0.801999999999907</text:p>
              </table:table-cell>
              <table:table-cell office:value-type="float" office:value="-0.907000000006519">
                <text:p>-0.907000000006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349999999999">
                <text:p>-0.7349999999999</text:p>
              </table:table-cell>
              <table:table-cell office:value-type="float" office:value="-0.907000000006519">
                <text:p>-0.907000000006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349999999999">
                <text:p>-0.7349999999999</text:p>
              </table:table-cell>
              <table:table-cell office:value-type="float" office:value="-0.887000000002445">
                <text:p>-0.887000000002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40999999999895">
                <text:p>-0.840999999999895</text:p>
              </table:table-cell>
              <table:table-cell office:value-type="float" office:value="-0.887000000002445">
                <text:p>-0.8870000000024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8499999999999">
                <text:p>-1.38499999999999</text:p>
              </table:table-cell>
              <table:table-cell office:value-type="float" office:value="-0.887000000002445">
                <text:p>-0.887000000002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6799999999994">
                <text:p>-1.86799999999994</text:p>
              </table:table-cell>
              <table:table-cell office:value-type="float" office:value="-0.890000000006694">
                <text:p>-0.890000000006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8300000000013">
                <text:p>-2.28300000000013</text:p>
              </table:table-cell>
              <table:table-cell office:value-type="float" office:value="-1.13200000000506">
                <text:p>-1.13200000000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52099999999996">
                <text:p>-2.52099999999996</text:p>
              </table:table-cell>
              <table:table-cell office:value-type="float" office:value="-1.55000000000291">
                <text:p>-1.55000000000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52099999999996">
                <text:p>-2.52099999999996</text:p>
              </table:table-cell>
              <table:table-cell office:value-type="float" office:value="-1.78500000000349">
                <text:p>-1.785000000003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52099999999996">
                <text:p>-2.52099999999996</text:p>
              </table:table-cell>
              <table:table-cell office:value-type="float" office:value="-3.75999999999476">
                <text:p>-3.75999999999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82099999999996">
                <text:p>-2.82099999999996</text:p>
              </table:table-cell>
              <table:table-cell office:value-type="float" office:value="-4.85999999999476">
                <text:p>-4.85999999999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62099999999996">
                <text:p>-3.6209999999999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62099999999996">
                <text:p>-4.6209999999999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22500000000005">
                <text:p>-5.22500000000005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2500000000005">
                <text:p>-5.22500000000005</text:p>
              </table:table-cell>
              <table:table-cell office:value-type="float" office:value="-4.65999999999476">
                <text:p>-4.659999999994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82500000000005">
                <text:p>-4.82500000000005</text:p>
              </table:table-cell>
              <table:table-cell office:value-type="float" office:value="-4.55999999999476">
                <text:p>-4.55999999999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32500000000005">
                <text:p>-4.32500000000005</text:p>
              </table:table-cell>
              <table:table-cell office:value-type="float" office:value="-3.75999999999476">
                <text:p>-3.75999999999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32500000000005">
                <text:p>-4.32500000000005</text:p>
              </table:table-cell>
              <table:table-cell office:value-type="float" office:value="-1.78500000000349">
                <text:p>-1.78500000000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32500000000005">
                <text:p>-4.32500000000005</text:p>
              </table:table-cell>
              <table:table-cell office:value-type="float" office:value="-1.06100000000151">
                <text:p>-1.06100000000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59799999999996">
                <text:p>-3.59799999999996</text:p>
              </table:table-cell>
              <table:table-cell office:value-type="float" office:value="0.197999999996682">
                <text:p>0.197999999996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34700000000021">
                <text:p>-2.34700000000021</text:p>
              </table:table-cell>
              <table:table-cell office:value-type="float" office:value="0.916999999994005">
                <text:p>0.916999999994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68499999999995">
                <text:p>-1.68499999999995</text:p>
              </table:table-cell>
              <table:table-cell office:value-type="float" office:value="0.916999999994005">
                <text:p>0.916999999994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839999999999918">
                <text:p>-0.839999999999918</text:p>
              </table:table-cell>
              <table:table-cell office:value-type="float" office:value="0.916999999994005">
                <text:p>0.916999999994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349999999999">
                <text:p>-0.7349999999999</text:p>
              </table:table-cell>
              <table:table-cell office:value-type="float" office:value="0.916999999994005">
                <text:p>0.916999999994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349999999999">
                <text:p>-0.7349999999999</text:p>
              </table:table-cell>
              <table:table-cell office:value-type="float" office:value="0.937000000005355">
                <text:p>0.937000000005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801999999999907">
                <text:p>-0.801999999999907</text:p>
              </table:table-cell>
              <table:table-cell office:value-type="float" office:value="0.937000000005355">
                <text:p>0.937000000005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77000000000044">
                <text:p>-0.777000000000044</text:p>
              </table:table-cell>
              <table:table-cell office:value-type="float" office:value="0.957999999998719">
                <text:p>0.9579999999987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70900000000006">
                <text:p>-0.70900000000006</text:p>
              </table:table-cell>
              <table:table-cell office:value-type="float" office:value="1.00699999999779">
                <text:p>1.00699999999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9000000000124">
                <text:p>-0.639000000000124</text:p>
              </table:table-cell>
              <table:table-cell office:value-type="float" office:value="1.05199999999604">
                <text:p>1.051999999996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64999999999827">
                <text:p>-0.564999999999827</text:p>
              </table:table-cell>
              <table:table-cell office:value-type="float" office:value="1.09100000000035">
                <text:p>1.09100000000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89000000000033">
                <text:p>-0.489000000000033</text:p>
              </table:table-cell>
              <table:table-cell office:value-type="float" office:value="1.12499999999272">
                <text:p>1.12499999999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411000000000058">
                <text:p>-0.411000000000058</text:p>
              </table:table-cell>
              <table:table-cell office:value-type="float" office:value="1.15400000000227">
                <text:p>1.15400000000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31000000000131">
                <text:p>-0.331000000000131</text:p>
              </table:table-cell>
              <table:table-cell office:value-type="float" office:value="1.17799999999988">
                <text:p>1.17799999999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5">
                <text:p>-0.25</text:p>
              </table:table-cell>
              <table:table-cell office:value-type="float" office:value="1.19499999999971">
                <text:p>1.194999999999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5">
                <text:p>-0.25</text:p>
              </table:table-cell>
              <table:table-cell office:value-type="float" office:value="1.19499999999971">
                <text:p>1.194999999999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67000000000144">
                <text:p>-0.167000000000144</text:p>
              </table:table-cell>
              <table:table-cell office:value-type="float" office:value="1.20799999999872">
                <text:p>1.207999999998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67000000000144">
                <text:p>-0.167000000000144</text:p>
              </table:table-cell>
              <table:table-cell office:value-type="float" office:value="1.20799999999872">
                <text:p>1.207999999998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8400000000006">
                <text:p>-0.08400000000006</text:p>
              </table:table-cell>
              <table:table-cell office:value-type="float" office:value="1.21399999999994">
                <text:p>1.213999999999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.21399999999994">
                <text:p>1.213999999999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999999999991">
                <text:p>0.009999999999991</text:p>
              </table:table-cell>
              <table:table-cell office:value-type="float" office:value="1.21399999999994">
                <text:p>1.21399999999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0999999999949">
                <text:p>-0.030999999999949</text:p>
              </table:table-cell>
              <table:table-cell office:value-type="float" office:value="1.17299999999523">
                <text:p>1.172999999995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700000000028">
                <text:p>-0.01700000000028</text:p>
              </table:table-cell>
              <table:table-cell office:value-type="float" office:value="1.15799999999581">
                <text:p>1.157999999995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8999999999978">
                <text:p>0.048999999999978</text:p>
              </table:table-cell>
              <table:table-cell office:value-type="float" office:value="1.22400000000198">
                <text:p>1.224000000001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4999999999809">
                <text:p>0.084999999999809</text:p>
              </table:table-cell>
              <table:table-cell office:value-type="float" office:value="1.30299999999988">
                <text:p>1.302999999999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1000000000086">
                <text:p>0.131000000000086</text:p>
              </table:table-cell>
              <table:table-cell office:value-type="float" office:value="1.41900000000169">
                <text:p>1.41900000000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1000000000086">
                <text:p>0.13100000000008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1.65999999999622">
                <text:p>1.65999999999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2.00499999999738">
                <text:p>2.00499999999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">
                <text:p>0.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">
                <text:p>1.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">
                <text:p>2.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">
                <text:p>1.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">
                <text:p>1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2200000000007">
                <text:p>1.122000000000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2200000000007">
                <text:p>1.12200000000007</text:p>
              </table:table-cell>
              <table:table-cell office:value-type="float" office:value="2.00499999999738">
                <text:p>2.00499999999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300000000005">
                <text:p>1.1230000000000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239999999998">
                <text:p>1.1239999999998</text:p>
              </table:table-cell>
              <table:table-cell office:value-type="float" office:value="1.22099999999773">
                <text:p>1.22099999999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3999999999942">
                <text:p>0.963999999999942</text:p>
              </table:table-cell>
              <table:table-cell office:value-type="float" office:value="0.832999999998719">
                <text:p>0.8329999999987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8000000000138">
                <text:p>0.898000000000138</text:p>
              </table:table-cell>
              <table:table-cell office:value-type="float" office:value="0.669999999998254">
                <text:p>0.669999999998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84999999999945">
                <text:p>0.684999999999945</text:p>
              </table:table-cell>
              <table:table-cell office:value-type="float" office:value="0.457000000002154">
                <text:p>0.457000000002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99999999999818">
                <text:p>0.699999999999818</text:p>
              </table:table-cell>
              <table:table-cell office:value-type="float" office:value="0.442000000002736">
                <text:p>0.442000000002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12000000000035">
                <text:p>0.912000000000035</text:p>
              </table:table-cell>
              <table:table-cell office:value-type="float" office:value="0.656000000002678">
                <text:p>0.6560000000026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38000000000102">
                <text:p>0.938000000000102</text:p>
              </table:table-cell>
              <table:table-cell office:value-type="float" office:value="0.718000000000757">
                <text:p>0.7180000000007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6000000000113">
                <text:p>0.976000000000113</text:p>
              </table:table-cell>
              <table:table-cell office:value-type="float" office:value="0.661000000000058">
                <text:p>0.6610000000000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899999999978">
                <text:p>1.01899999999978</text:p>
              </table:table-cell>
              <table:table-cell office:value-type="float" office:value="0.588999999999942">
                <text:p>0.588999999999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5600000000004">
                <text:p>1.05600000000004</text:p>
              </table:table-cell>
              <table:table-cell office:value-type="float" office:value="0.514999999999418">
                <text:p>0.5149999999994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799999999997">
                <text:p>1.08799999999997</text:p>
              </table:table-cell>
              <table:table-cell office:value-type="float" office:value="0.437999999994645">
                <text:p>0.4379999999946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1500000000001">
                <text:p>1.11500000000001</text:p>
              </table:table-cell>
              <table:table-cell office:value-type="float" office:value="0.35899999999674">
                <text:p>0.35899999999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3599999999997">
                <text:p>1.13599999999997</text:p>
              </table:table-cell>
              <table:table-cell office:value-type="float" office:value="0.277999999998428">
                <text:p>0.2779999999984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5200000000004">
                <text:p>1.15200000000004</text:p>
              </table:table-cell>
              <table:table-cell office:value-type="float" office:value="0.195999999996275">
                <text:p>0.1959999999962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6100000000006">
                <text:p>1.16100000000006</text:p>
              </table:table-cell>
              <table:table-cell office:value-type="float" office:value="0.112999999997555">
                <text:p>0.1129999999975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6499999999974">
                <text:p>1.16499999999974</text:p>
              </table:table-cell>
              <table:table-cell office:value-type="float" office:value="0.029999999998836">
                <text:p>0.0299999999988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5000000000082">
                <text:p>-0.035000000000082</text:p>
              </table:table-cell>
              <table:table-cell office:value-type="float" office:value="0.029999999998836">
                <text:p>0.0299999999988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35000000000082">
                <text:p>-0.03500000000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6499999999974">
                <text:p>1.1649999999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6100000000006">
                <text:p>1.16100000000006</text:p>
              </table:table-cell>
              <table:table-cell office:value-type="float" office:value="-0.08299999999872">
                <text:p>-0.082999999998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200000000004">
                <text:p>1.15200000000004</text:p>
              </table:table-cell>
              <table:table-cell office:value-type="float" office:value="-0.165999999997439">
                <text:p>-0.1659999999974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3599999999997">
                <text:p>1.13599999999997</text:p>
              </table:table-cell>
              <table:table-cell office:value-type="float" office:value="-0.247999999999593">
                <text:p>-0.2479999999995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1500000000001">
                <text:p>1.11500000000001</text:p>
              </table:table-cell>
              <table:table-cell office:value-type="float" office:value="-0.328999999997905">
                <text:p>-0.328999999997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8799999999997">
                <text:p>1.08799999999997</text:p>
              </table:table-cell>
              <table:table-cell office:value-type="float" office:value="-0.407999999995809">
                <text:p>-0.4079999999958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5600000000004">
                <text:p>1.05600000000004</text:p>
              </table:table-cell>
              <table:table-cell office:value-type="float" office:value="-0.485000000000582">
                <text:p>-0.4850000000005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899999999978">
                <text:p>1.01899999999978</text:p>
              </table:table-cell>
              <table:table-cell office:value-type="float" office:value="-0.559999999997672">
                <text:p>-0.5599999999976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76000000000113">
                <text:p>0.976000000000113</text:p>
              </table:table-cell>
              <table:table-cell office:value-type="float" office:value="-0.631000000001222">
                <text:p>-0.631000000001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8000000000102">
                <text:p>0.938000000000102</text:p>
              </table:table-cell>
              <table:table-cell office:value-type="float" office:value="-0.688000000001921">
                <text:p>-0.688000000001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12000000000035">
                <text:p>0.912000000000035</text:p>
              </table:table-cell>
              <table:table-cell office:value-type="float" office:value="-0.626000000003842">
                <text:p>-0.6260000000038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99000000000069">
                <text:p>0.699000000000069</text:p>
              </table:table-cell>
              <table:table-cell office:value-type="float" office:value="-0.413000000000466">
                <text:p>-0.4130000000004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84999999999945">
                <text:p>0.684999999999945</text:p>
              </table:table-cell>
              <table:table-cell office:value-type="float" office:value="-0.427000000003318">
                <text:p>-0.427000000003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98000000000138">
                <text:p>0.898000000000138</text:p>
              </table:table-cell>
              <table:table-cell office:value-type="float" office:value="-0.64100000000326">
                <text:p>-0.641000000003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8.322cm" svg:height="25.448cm" xlink:href=".." xlink:type="simple" chart:class="chart:scatter" chart:style-name="ch1">
        <chart:plot-area chart:style-name="ch2" table:cell-range-address="part1.A1:part1.B48" svg:x="0.966cm" svg:y="0.508cm" svg:width="46.39cm" svg:height="24.432cm">
          <chartooo:coordinate-region svg:x="1.257cm" svg:y="0.707cm" svg:width="45.86cm" svg:height="24.03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art1.B1:part1.B48" chart:class="chart:scatter">
            <chart:domain table:cell-range-address="part1.A1:part1.A48"/>
            <chart:data-point chart:repeated="4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">
                <text:p>2.3</text:p>
                <draw:g>
                  <svg:desc>part1.A1:part1.A48</svg:desc>
                </draw:g>
              </table:table-cell>
              <table:table-cell office:value-type="float" office:value="4.4">
                <text:p>4.4</text:p>
                <draw:g>
                  <svg:desc>part1.B1:par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2200000000007">
                <text:p>1.122000000000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00000000007">
                <text:p>1.12200000000007</text:p>
              </table:table-cell>
              <table:table-cell office:value-type="float" office:value="2.00499999999738">
                <text:p>2.00499999999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300000000005">
                <text:p>1.1230000000000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39999999998">
                <text:p>1.1239999999998</text:p>
              </table:table-cell>
              <table:table-cell office:value-type="float" office:value="1.22099999999773">
                <text:p>1.22099999999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3999999999942">
                <text:p>0.963999999999942</text:p>
              </table:table-cell>
              <table:table-cell office:value-type="float" office:value="0.832999999998719">
                <text:p>0.832999999998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8000000000138">
                <text:p>0.898000000000138</text:p>
              </table:table-cell>
              <table:table-cell office:value-type="float" office:value="0.669999999998254">
                <text:p>0.669999999998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4999999999945">
                <text:p>0.684999999999945</text:p>
              </table:table-cell>
              <table:table-cell office:value-type="float" office:value="0.457000000002154">
                <text:p>0.457000000002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9999999999818">
                <text:p>0.699999999999818</text:p>
              </table:table-cell>
              <table:table-cell office:value-type="float" office:value="0.442000000002736">
                <text:p>0.442000000002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2000000000035">
                <text:p>0.912000000000035</text:p>
              </table:table-cell>
              <table:table-cell office:value-type="float" office:value="0.656000000002678">
                <text:p>0.656000000002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8000000000102">
                <text:p>0.938000000000102</text:p>
              </table:table-cell>
              <table:table-cell office:value-type="float" office:value="0.718000000000757">
                <text:p>0.718000000000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6000000000113">
                <text:p>0.976000000000113</text:p>
              </table:table-cell>
              <table:table-cell office:value-type="float" office:value="0.661000000000058">
                <text:p>0.661000000000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899999999978">
                <text:p>1.01899999999978</text:p>
              </table:table-cell>
              <table:table-cell office:value-type="float" office:value="0.588999999999942">
                <text:p>0.588999999999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5600000000004">
                <text:p>1.05600000000004</text:p>
              </table:table-cell>
              <table:table-cell office:value-type="float" office:value="0.514999999999418">
                <text:p>0.514999999999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8799999999997">
                <text:p>1.08799999999997</text:p>
              </table:table-cell>
              <table:table-cell office:value-type="float" office:value="0.437999999994645">
                <text:p>0.437999999994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500000000001">
                <text:p>1.11500000000001</text:p>
              </table:table-cell>
              <table:table-cell office:value-type="float" office:value="0.35899999999674">
                <text:p>0.35899999999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599999999997">
                <text:p>1.13599999999997</text:p>
              </table:table-cell>
              <table:table-cell office:value-type="float" office:value="0.277999999998428">
                <text:p>0.277999999998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200000000004">
                <text:p>1.15200000000004</text:p>
              </table:table-cell>
              <table:table-cell office:value-type="float" office:value="0.195999999996275">
                <text:p>0.195999999996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6100000000006">
                <text:p>1.16100000000006</text:p>
              </table:table-cell>
              <table:table-cell office:value-type="float" office:value="0.112999999997555">
                <text:p>0.112999999997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6499999999974">
                <text:p>1.16499999999974</text:p>
              </table:table-cell>
              <table:table-cell office:value-type="float" office:value="0.029999999998836">
                <text:p>0.029999999998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35000000000082">
                <text:p>-0.035000000000082</text:p>
              </table:table-cell>
              <table:table-cell office:value-type="float" office:value="0.029999999998836">
                <text:p>0.029999999998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35000000000082">
                <text:p>-0.03500000000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6499999999974">
                <text:p>1.1649999999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6100000000006">
                <text:p>1.16100000000006</text:p>
              </table:table-cell>
              <table:table-cell office:value-type="float" office:value="-0.08299999999872">
                <text:p>-0.08299999999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5200000000004">
                <text:p>1.15200000000004</text:p>
              </table:table-cell>
              <table:table-cell office:value-type="float" office:value="-0.165999999997439">
                <text:p>-0.165999999997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3599999999997">
                <text:p>1.13599999999997</text:p>
              </table:table-cell>
              <table:table-cell office:value-type="float" office:value="-0.247999999999593">
                <text:p>-0.2479999999995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500000000001">
                <text:p>1.11500000000001</text:p>
              </table:table-cell>
              <table:table-cell office:value-type="float" office:value="-0.328999999997905">
                <text:p>-0.328999999997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799999999997">
                <text:p>1.08799999999997</text:p>
              </table:table-cell>
              <table:table-cell office:value-type="float" office:value="-0.407999999995809">
                <text:p>-0.407999999995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600000000004">
                <text:p>1.05600000000004</text:p>
              </table:table-cell>
              <table:table-cell office:value-type="float" office:value="-0.485000000000582">
                <text:p>-0.485000000000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899999999978">
                <text:p>1.01899999999978</text:p>
              </table:table-cell>
              <table:table-cell office:value-type="float" office:value="-0.559999999997672">
                <text:p>-0.559999999997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76000000000113">
                <text:p>0.976000000000113</text:p>
              </table:table-cell>
              <table:table-cell office:value-type="float" office:value="-0.631000000001222">
                <text:p>-0.631000000001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8000000000102">
                <text:p>0.938000000000102</text:p>
              </table:table-cell>
              <table:table-cell office:value-type="float" office:value="-0.688000000001921">
                <text:p>-0.688000000001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12000000000035">
                <text:p>0.912000000000035</text:p>
              </table:table-cell>
              <table:table-cell office:value-type="float" office:value="-0.626000000003842">
                <text:p>-0.626000000003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9000000000069">
                <text:p>0.699000000000069</text:p>
              </table:table-cell>
              <table:table-cell office:value-type="float" office:value="-0.413000000000466">
                <text:p>-0.413000000000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4999999999945">
                <text:p>0.684999999999945</text:p>
              </table:table-cell>
              <table:table-cell office:value-type="float" office:value="-0.427000000003318">
                <text:p>-0.427000000003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8000000000138">
                <text:p>0.898000000000138</text:p>
              </table:table-cell>
              <table:table-cell office:value-type="float" office:value="-0.64100000000326">
                <text:p>-0.64100000000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100000000004">
                <text:p>0.93100000000004</text:p>
              </table:table-cell>
              <table:table-cell office:value-type="float" office:value="-0.722999999998137">
                <text:p>-0.722999999998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239999999998">
                <text:p>1.1239999999998</text:p>
              </table:table-cell>
              <table:table-cell office:value-type="float" office:value="-1.19100000000617">
                <text:p>-1.19100000000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300000000005">
                <text:p>1.12300000000005</text:p>
              </table:table-cell>
              <table:table-cell office:value-type="float" office:value="-1.47000000000116">
                <text:p>-1.47000000000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2200000000007">
                <text:p>1.12200000000007</text:p>
              </table:table-cell>
              <table:table-cell office:value-type="float" office:value="-1.97699999999895">
                <text:p>-1.97699999999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2200000000007">
                <text:p>1.122000000000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">
                <text:p>1.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">
                <text:p>1.7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">
                <text:p>2.3</text:p>
              </table:table-cell>
              <table:table-cell office:value-type="float" office:value="-4.4">
                <text:p>-4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6.928cm" svg:height="26.396cm" xlink:href=".." xlink:type="simple" chart:class="chart:scatter" chart:style-name="ch1">
        <chart:plot-area chart:style-name="ch2" table:cell-range-address="part2.A1:part2.B40" svg:x="0.938cm" svg:y="0.527cm" svg:width="45.052cm" svg:height="25.342cm">
          <chartooo:coordinate-region svg:x="1.084cm" svg:y="0.726cm" svg:width="44.812cm" svg:height="24.94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art2.B1:part2.B40" chart:class="chart:scatter">
            <chart:domain table:cell-range-address="part2.A1:part2.A40"/>
            <chart:data-point chart:repeated="4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">
                <text:p>2.3</text:p>
                <draw:g>
                  <svg:desc>part2.A1:part2.A40</svg:desc>
                </draw:g>
              </table:table-cell>
              <table:table-cell office:value-type="float" office:value="-8.2">
                <text:p>-8.2</text:p>
                <draw:g>
                  <svg:desc>part2.B1:part2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-1.97499999999854">
                <text:p>-1.97499999999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1000000000086">
                <text:p>0.131000000000086</text:p>
              </table:table-cell>
              <table:table-cell office:value-type="float" office:value="-1.47000000000116">
                <text:p>-1.47000000000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9000000000133">
                <text:p>0.129000000000133</text:p>
              </table:table-cell>
              <table:table-cell office:value-type="float" office:value="-1.38100000000122">
                <text:p>-1.38100000000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999999999884">
                <text:p>0.052999999999884</text:p>
              </table:table-cell>
              <table:table-cell office:value-type="float" office:value="-1.20000000000437">
                <text:p>-1.20000000000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700000000028">
                <text:p>-0.01700000000028</text:p>
              </table:table-cell>
              <table:table-cell office:value-type="float" office:value="-1.12900000000082">
                <text:p>-1.12900000000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0999999999949">
                <text:p>-0.030999999999949</text:p>
              </table:table-cell>
              <table:table-cell office:value-type="float" office:value="-1.14300000000367">
                <text:p>-1.14300000000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999999999991">
                <text:p>0.009999999999991</text:p>
              </table:table-cell>
              <table:table-cell office:value-type="float" office:value="-1.18400000000111">
                <text:p>-1.18400000000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1.18499999999767">
                <text:p>-1.18499999999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400000000006">
                <text:p>-0.08400000000006</text:p>
              </table:table-cell>
              <table:table-cell office:value-type="float" office:value="-1.18400000000111">
                <text:p>-1.18400000000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67000000000144">
                <text:p>-0.167000000000144</text:p>
              </table:table-cell>
              <table:table-cell office:value-type="float" office:value="-1.17799999999988">
                <text:p>-1.1779999999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5">
                <text:p>-0.25</text:p>
              </table:table-cell>
              <table:table-cell office:value-type="float" office:value="-1.16600000000471">
                <text:p>-1.16600000000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31000000000131">
                <text:p>-0.331000000000131</text:p>
              </table:table-cell>
              <table:table-cell office:value-type="float" office:value="-1.14800000000105">
                <text:p>-1.14800000000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11000000000058">
                <text:p>-0.411000000000058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89000000000033">
                <text:p>-0.489000000000033</text:p>
              </table:table-cell>
              <table:table-cell office:value-type="float" office:value="-1.09600000000501">
                <text:p>-1.09600000000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64999999999827">
                <text:p>-0.564999999999827</text:p>
              </table:table-cell>
              <table:table-cell office:value-type="float" office:value="-1.06100000000151">
                <text:p>-1.06100000000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39000000000124">
                <text:p>-0.639000000000124</text:p>
              </table:table-cell>
              <table:table-cell office:value-type="float" office:value="-1.02199999999721">
                <text:p>-1.02199999999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0900000000006">
                <text:p>-0.70900000000006</text:p>
              </table:table-cell>
              <table:table-cell office:value-type="float" office:value="-0.976999999998952">
                <text:p>-0.976999999998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77000000000044">
                <text:p>-0.777000000000044</text:p>
              </table:table-cell>
              <table:table-cell office:value-type="float" office:value="-0.927999999999884">
                <text:p>-0.927999999999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01999999999907">
                <text:p>-0.801999999999907</text:p>
              </table:table-cell>
              <table:table-cell office:value-type="float" office:value="-0.907000000006519">
                <text:p>-0.9070000000065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349999999999">
                <text:p>-0.7349999999999</text:p>
              </table:table-cell>
              <table:table-cell office:value-type="float" office:value="-0.907000000006519">
                <text:p>-0.907000000006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49999999999">
                <text:p>-0.7349999999999</text:p>
              </table:table-cell>
              <table:table-cell office:value-type="float" office:value="-0.887000000002445">
                <text:p>-0.887000000002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40999999999895">
                <text:p>-0.840999999999895</text:p>
              </table:table-cell>
              <table:table-cell office:value-type="float" office:value="-0.887000000002445">
                <text:p>-0.887000000002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8499999999999">
                <text:p>-1.38499999999999</text:p>
              </table:table-cell>
              <table:table-cell office:value-type="float" office:value="-0.887000000002445">
                <text:p>-0.887000000002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6799999999994">
                <text:p>-1.86799999999994</text:p>
              </table:table-cell>
              <table:table-cell office:value-type="float" office:value="-0.890000000006694">
                <text:p>-0.890000000006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28300000000013">
                <text:p>-2.28300000000013</text:p>
              </table:table-cell>
              <table:table-cell office:value-type="float" office:value="-1.13200000000506">
                <text:p>-1.13200000000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52099999999996">
                <text:p>-2.52099999999996</text:p>
              </table:table-cell>
              <table:table-cell office:value-type="float" office:value="-1.55000000000291">
                <text:p>-1.55000000000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52099999999996">
                <text:p>-2.52099999999996</text:p>
              </table:table-cell>
              <table:table-cell office:value-type="float" office:value="-1.78500000000349">
                <text:p>-1.78500000000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52099999999996">
                <text:p>-2.52099999999996</text:p>
              </table:table-cell>
              <table:table-cell office:value-type="float" office:value="-3.75999999999476">
                <text:p>-3.75999999999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82099999999996">
                <text:p>-2.82099999999996</text:p>
              </table:table-cell>
              <table:table-cell office:value-type="float" office:value="-4.85999999999476">
                <text:p>-4.85999999999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62099999999996">
                <text:p>-3.6209999999999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62099999999996">
                <text:p>-4.6209999999999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22500000000005">
                <text:p>-5.22500000000005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6.56cm" svg:height="21.915cm" xlink:href=".." xlink:type="simple" chart:class="chart:scatter" chart:style-name="ch1">
        <chart:plot-area chart:style-name="ch2" table:cell-range-address="part3.A1:part3.B45" svg:x="0.931cm" svg:y="0.438cm" svg:width="44.698cm" svg:height="21.039cm">
          <chartooo:coordinate-region svg:x="1.077cm" svg:y="0.637cm" svg:width="44.458cm" svg:height="20.6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art3.B1:part3.B45" chart:class="chart:scatter">
            <chart:domain table:cell-range-address="part3.A1:part3.A45"/>
            <chart:data-point chart:repeated="4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22500000000005">
                <text:p>-5.22500000000005</text:p>
                <draw:g>
                  <svg:desc>part3.A1:part3.A45</svg:desc>
                </draw:g>
              </table:table-cell>
              <table:table-cell office:value-type="float" office:value="6.1">
                <text:p>6.1</text:p>
                <draw:g>
                  <svg:desc>part3.B1:part3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22500000000005">
                <text:p>-5.22500000000005</text:p>
              </table:table-cell>
              <table:table-cell office:value-type="float" office:value="-4.65999999999476">
                <text:p>-4.65999999999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2500000000005">
                <text:p>-4.82500000000005</text:p>
              </table:table-cell>
              <table:table-cell office:value-type="float" office:value="-4.55999999999476">
                <text:p>-4.55999999999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32500000000005">
                <text:p>-4.32500000000005</text:p>
              </table:table-cell>
              <table:table-cell office:value-type="float" office:value="-3.75999999999476">
                <text:p>-3.75999999999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32500000000005">
                <text:p>-4.32500000000005</text:p>
              </table:table-cell>
              <table:table-cell office:value-type="float" office:value="-1.78500000000349">
                <text:p>-1.78500000000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2500000000005">
                <text:p>-4.32500000000005</text:p>
              </table:table-cell>
              <table:table-cell office:value-type="float" office:value="-1.06100000000151">
                <text:p>-1.06100000000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59799999999996">
                <text:p>-3.59799999999996</text:p>
              </table:table-cell>
              <table:table-cell office:value-type="float" office:value="0.197999999996682">
                <text:p>0.197999999996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4700000000021">
                <text:p>-2.34700000000021</text:p>
              </table:table-cell>
              <table:table-cell office:value-type="float" office:value="0.916999999994005">
                <text:p>0.916999999994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8499999999995">
                <text:p>-1.68499999999995</text:p>
              </table:table-cell>
              <table:table-cell office:value-type="float" office:value="0.916999999994005">
                <text:p>0.916999999994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39999999999918">
                <text:p>-0.839999999999918</text:p>
              </table:table-cell>
              <table:table-cell office:value-type="float" office:value="0.916999999994005">
                <text:p>0.916999999994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349999999999">
                <text:p>-0.7349999999999</text:p>
              </table:table-cell>
              <table:table-cell office:value-type="float" office:value="0.916999999994005">
                <text:p>0.916999999994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349999999999">
                <text:p>-0.7349999999999</text:p>
              </table:table-cell>
              <table:table-cell office:value-type="float" office:value="0.937000000005355">
                <text:p>0.937000000005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01999999999907">
                <text:p>-0.801999999999907</text:p>
              </table:table-cell>
              <table:table-cell office:value-type="float" office:value="0.937000000005355">
                <text:p>0.937000000005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77000000000044">
                <text:p>-0.777000000000044</text:p>
              </table:table-cell>
              <table:table-cell office:value-type="float" office:value="0.957999999998719">
                <text:p>0.957999999998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0900000000006">
                <text:p>-0.70900000000006</text:p>
              </table:table-cell>
              <table:table-cell office:value-type="float" office:value="1.00699999999779">
                <text:p>1.00699999999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39000000000124">
                <text:p>-0.639000000000124</text:p>
              </table:table-cell>
              <table:table-cell office:value-type="float" office:value="1.05199999999604">
                <text:p>1.05199999999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64999999999827">
                <text:p>-0.564999999999827</text:p>
              </table:table-cell>
              <table:table-cell office:value-type="float" office:value="1.09100000000035">
                <text:p>1.09100000000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89000000000033">
                <text:p>-0.489000000000033</text:p>
              </table:table-cell>
              <table:table-cell office:value-type="float" office:value="1.12499999999272">
                <text:p>1.12499999999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11000000000058">
                <text:p>-0.411000000000058</text:p>
              </table:table-cell>
              <table:table-cell office:value-type="float" office:value="1.15400000000227">
                <text:p>1.15400000000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31000000000131">
                <text:p>-0.331000000000131</text:p>
              </table:table-cell>
              <table:table-cell office:value-type="float" office:value="1.17799999999988">
                <text:p>1.17799999999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5">
                <text:p>-0.25</text:p>
              </table:table-cell>
              <table:table-cell office:value-type="float" office:value="1.19499999999971">
                <text:p>1.1949999999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5">
                <text:p>-0.25</text:p>
              </table:table-cell>
              <table:table-cell office:value-type="float" office:value="1.19499999999971">
                <text:p>1.19499999999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7000000000144">
                <text:p>-0.167000000000144</text:p>
              </table:table-cell>
              <table:table-cell office:value-type="float" office:value="1.20799999999872">
                <text:p>1.20799999999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67000000000144">
                <text:p>-0.167000000000144</text:p>
              </table:table-cell>
              <table:table-cell office:value-type="float" office:value="1.20799999999872">
                <text:p>1.20799999999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400000000006">
                <text:p>-0.08400000000006</text:p>
              </table:table-cell>
              <table:table-cell office:value-type="float" office:value="1.21399999999994">
                <text:p>1.21399999999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21399999999994">
                <text:p>1.21399999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999999999991">
                <text:p>0.009999999999991</text:p>
              </table:table-cell>
              <table:table-cell office:value-type="float" office:value="1.21399999999994">
                <text:p>1.21399999999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30999999999949">
                <text:p>-0.030999999999949</text:p>
              </table:table-cell>
              <table:table-cell office:value-type="float" office:value="1.17299999999523">
                <text:p>1.17299999999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700000000028">
                <text:p>-0.01700000000028</text:p>
              </table:table-cell>
              <table:table-cell office:value-type="float" office:value="1.15799999999581">
                <text:p>1.15799999999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8999999999978">
                <text:p>0.048999999999978</text:p>
              </table:table-cell>
              <table:table-cell office:value-type="float" office:value="1.22400000000198">
                <text:p>1.22400000000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999999999809">
                <text:p>0.084999999999809</text:p>
              </table:table-cell>
              <table:table-cell office:value-type="float" office:value="1.30299999999988">
                <text:p>1.30299999999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000000000086">
                <text:p>0.131000000000086</text:p>
              </table:table-cell>
              <table:table-cell office:value-type="float" office:value="1.41900000000169">
                <text:p>1.41900000000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00000000086">
                <text:p>0.13100000000008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1.65999999999622">
                <text:p>1.65999999999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2.00499999999738">
                <text:p>2.00499999999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2000000000062">
                <text:p>0.1320000000000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">
                <text:p>0.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